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Title">
      <style:paragraph-properties fo:text-align="center" fo:break-before="auto" fo:line-height="115%" style:writing-mode="lr-tb"/>
    </style:style>
    <style:style style:name="T4_1" style:family="text"/>
    <style:style style:name="P5" style:family="paragraph" style:parent-style-name="Subtitle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ubtitle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Heading_20_1">
      <style:paragraph-properties fo:text-align="center" fo:break-before="auto" fo:text-indent="0cm" fo:line-height="115%" fo:margin-top="0.847cm" fo:margin-bottom="0.212cm" fo:margin-left="0cm" fo:margin-right="0cm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15%" fo:margin-left="0.63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0.63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90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90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90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0.63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905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90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905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1">
      <style:paragraph-properties fo:text-align="justify" fo:break-before="auto" fo:line-height="115%" style:writing-mode="lr-tb"/>
    </style:style>
    <style:style style:name="P49" style:family="paragraph" style:parent-style-name="Heading_20_1">
      <style:paragraph-properties fo:text-align="justify" fo:break-before="page" fo:line-height="115%" style:writing-mode="lr-tb"/>
    </style:style>
    <style:style style:name="T49_1" style:family="text"/>
    <style:style style:name="P50" style:family="paragraph" style:parent-style-name="Heading_20_2">
      <style:paragraph-properties fo:text-align="justify" fo:break-before="auto" fo:line-height="115%" fo:margin-left="0.494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P5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P54" style:family="paragraph" style:parent-style-name="Heading_20_2">
      <style:paragraph-properties fo:text-align="justify"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Heading_20_2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P61" style:family="paragraph" style:parent-style-name="Standard">
      <style:paragraph-properties fo:break-before="auto" fo:text-indent="0.635cm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>
      <style:text-properties fo:font-style="italic" style:font-style-asian="italic" style:font-style-complex="italic"/>
    </style:style>
    <style:style style:name="T68_54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P71" style:family="paragraph" style:parent-style-name="Heading_20_1">
      <style:paragraph-properties fo:break-before="auto" fo:line-height="115%" style:writing-mode="lr-tb"/>
    </style:style>
    <style:style style:name="T71_1" style:family="text"/>
    <style:style style:name="P72" style:family="paragraph" style:parent-style-name="Heading_20_2">
      <style:paragraph-properties fo:text-align="justify"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666666"/>
    </style:style>
    <style:style style:name="T73_2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73_3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73_4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73_5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73_6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73_7" style:family="text">
      <style:text-properties fo:color="#666666"/>
    </style:style>
    <style:style style:name="T73_8" style:family="text">
      <style:text-properties fo:color="#666666"/>
    </style:style>
    <style:style style:name="T73_9" style:family="text">
      <style:text-properties fo:color="#666666"/>
    </style:style>
    <style:style style:name="T73_10" style:family="text">
      <style:text-properties fo:color="#666666"/>
    </style:style>
    <style:style style:name="T73_11" style:family="text">
      <style:text-properties fo:color="#666666"/>
    </style:style>
    <style:style style:name="T73_12" style:family="text">
      <style:text-properties fo:color="#666666"/>
    </style:style>
    <style:style style:name="T73_13" style:family="text">
      <style:text-properties fo:color="#666666"/>
    </style:style>
    <style:style style:name="T73_14" style:family="text">
      <style:text-properties fo:color="#666666"/>
    </style:style>
    <style:style style:name="T73_15" style:family="text">
      <style:text-properties fo:color="#666666"/>
    </style:style>
    <style:style style:name="T73_16" style:family="text">
      <style:text-properties fo:color="#666666"/>
    </style:style>
    <style:style style:name="T73_17" style:family="text">
      <style:text-properties fo:color="#666666"/>
    </style:style>
    <style:style style:name="T73_18" style:family="text">
      <style:text-properties fo:color="#666666"/>
    </style:style>
    <style:style style:name="T73_19" style:family="text">
      <style:text-properties fo:color="#666666"/>
    </style:style>
    <style:style style:name="T73_20" style:family="text">
      <style:text-properties fo:color="#666666"/>
    </style:style>
    <style:style style:name="T73_21" style:family="text">
      <style:text-properties fo:color="#666666"/>
    </style:style>
    <style:style style:name="T73_22" style:family="text">
      <style:text-properties fo:color="#666666"/>
    </style:style>
    <style:style style:name="T73_23" style:family="text">
      <style:text-properties fo:color="#666666"/>
    </style:style>
    <style:style style:name="T73_24" style:family="text">
      <style:text-properties fo:color="#666666"/>
    </style:style>
    <style:style style:name="T73_25" style:family="text">
      <style:text-properties fo:color="#666666"/>
    </style:style>
    <style:style style:name="T73_26" style:family="text">
      <style:text-properties fo:color="#666666"/>
    </style:style>
    <style:style style:name="T73_27" style:family="text">
      <style:text-properties fo:color="#666666"/>
    </style:style>
    <style:style style:name="T73_28" style:family="text">
      <style:text-properties fo:color="#666666"/>
    </style:style>
    <style:style style:name="T73_29" style:family="text">
      <style:text-properties fo:color="#666666"/>
    </style:style>
    <style:style style:name="T73_30" style:family="text">
      <style:text-properties fo:color="#666666"/>
    </style:style>
    <style:style style:name="T73_31" style:family="text">
      <style:text-properties fo:color="#666666"/>
    </style:style>
    <style:style style:name="T73_32" style:family="text">
      <style:text-properties fo:color="#666666"/>
    </style:style>
    <style:style style:name="T73_33" style:family="text">
      <style:text-properties fo:color="#666666"/>
    </style:style>
    <style:style style:name="T73_34" style:family="text">
      <style:text-properties fo:color="#666666"/>
    </style:style>
    <style:style style:name="T73_35" style:family="text">
      <style:text-properties fo:color="#666666"/>
    </style:style>
    <style:style style:name="T73_36" style:family="text">
      <style:text-properties fo:color="#666666"/>
    </style:style>
    <style:style style:name="T73_37" style:family="text">
      <style:text-properties fo:color="#666666"/>
    </style:style>
    <style:style style:name="T73_38" style:family="text">
      <style:text-properties fo:color="#666666"/>
    </style:style>
    <style:style style:name="T73_39" style:family="text">
      <style:text-properties fo:color="#666666"/>
    </style:style>
    <style:style style:name="T73_40" style:family="text">
      <style:text-properties fo:color="#666666"/>
    </style:style>
    <style:style style:name="T73_41" style:family="text">
      <style:text-properties fo:color="#666666"/>
    </style:style>
    <style:style style:name="T73_42" style:family="text">
      <style:text-properties fo:color="#666666"/>
    </style:style>
    <style:style style:name="T73_43" style:family="text">
      <style:text-properties fo:color="#666666"/>
    </style:style>
    <style:style style:name="T73_44" style:family="text">
      <style:text-properties fo:color="#666666"/>
    </style:style>
    <style:style style:name="T73_45" style:family="text">
      <style:text-properties fo:color="#666666"/>
    </style:style>
    <style:style style:name="T73_46" style:family="text">
      <style:text-properties fo:color="#666666"/>
    </style:style>
    <style:style style:name="T73_47" style:family="text">
      <style:text-properties fo:color="#666666"/>
    </style:style>
    <style:style style:name="T73_48" style:family="text">
      <style:text-properties fo:color="#666666"/>
    </style:style>
    <style:style style:name="T73_49" style:family="text">
      <style:text-properties fo:color="#666666"/>
    </style:style>
    <style:style style:name="T73_50" style:family="text">
      <style:text-properties fo:color="#666666"/>
    </style:style>
    <style:style style:name="T73_51" style:family="text">
      <style:text-properties fo:color="#666666"/>
    </style:style>
    <style:style style:name="T73_52" style:family="text">
      <style:text-properties fo:color="#666666"/>
    </style:style>
    <style:style style:name="T73_53" style:family="text">
      <style:text-properties fo:color="#666666"/>
    </style:style>
    <style:style style:name="T73_54" style:family="text">
      <style:text-properties fo:color="#666666"/>
    </style:style>
    <style:style style:name="T73_55" style:family="text">
      <style:text-properties fo:color="#666666"/>
    </style:style>
    <style:style style:name="T73_56" style:family="text">
      <style:text-properties fo:color="#666666"/>
    </style:style>
    <style:style style:name="T73_57" style:family="text">
      <style:text-properties fo:color="#666666"/>
    </style:style>
    <style:style style:name="T73_58" style:family="text">
      <style:text-properties fo:color="#666666"/>
    </style:style>
    <style:style style:name="T73_59" style:family="text">
      <style:text-properties fo:color="#666666"/>
    </style:style>
    <style:style style:name="T73_60" style:family="text">
      <style:text-properties fo:color="#666666"/>
    </style:style>
    <style:style style:name="T73_61" style:family="text">
      <style:text-properties fo:color="#666666"/>
    </style:style>
    <style:style style:name="T73_62" style:family="text">
      <style:text-properties fo:color="#666666"/>
    </style:style>
    <style:style style:name="T73_63" style:family="text">
      <style:text-properties fo:color="#666666"/>
    </style:style>
    <style:style style:name="T73_64" style:family="text">
      <style:text-properties fo:color="#666666"/>
    </style:style>
    <style:style style:name="T73_65" style:family="text">
      <style:text-properties fo:color="#666666"/>
    </style:style>
    <style:style style:name="T73_66" style:family="text">
      <style:text-properties fo:color="#666666"/>
    </style:style>
    <style:style style:name="T73_67" style:family="text">
      <style:text-properties fo:color="#666666"/>
    </style:style>
    <style:style style:name="T73_68" style:family="text">
      <style:text-properties fo:color="#666666"/>
    </style:style>
    <style:style style:name="T73_69" style:family="text">
      <style:text-properties fo:color="#666666"/>
    </style:style>
    <style:style style:name="T73_70" style:family="text">
      <style:text-properties fo:color="#666666"/>
    </style:style>
    <style:style style:name="T73_71" style:family="text">
      <style:text-properties fo:color="#666666"/>
    </style:style>
    <style:style style:name="P74" style:family="paragraph" style:parent-style-name="Standard">
      <style:paragraph-properties fo:break-before="auto" fo:line-height="115%" style:writing-mode="lr-tb"/>
      <style:text-properties fo:color="#666666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color="#666666" style:text-underline-style="solid" style:text-underline-color="font-color"/>
    </style:style>
    <style:style style:name="T75_2" style:family="text">
      <style:text-properties fo:color="#666666" style:text-underline-style="solid" style:text-underline-color="font-color"/>
    </style:style>
    <style:style style:name="T75_3" style:family="text">
      <style:text-properties fo:color="#666666" style:text-underline-style="solid" style:text-underline-color="font-color"/>
    </style:style>
    <style:style style:name="T75_4" style:family="text">
      <style:text-properties fo:color="#666666" style:text-underline-style="solid" style:text-underline-color="font-color"/>
    </style:style>
    <style:style style:name="T75_5" style:family="text">
      <style:text-properties fo:color="#666666" style:text-underline-style="solid" style:text-underline-color="font-color"/>
    </style:style>
    <style:style style:name="T75_6" style:family="text">
      <style:text-properties fo:color="#666666"/>
    </style:style>
    <style:style style:name="P76" style:family="paragraph" style:parent-style-name="Standard">
      <style:paragraph-properties fo:break-before="auto" fo:line-height="115%" style:writing-mode="lr-tb"/>
      <style:text-properties fo:color="#666666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4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5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6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7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8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9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0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1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2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3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4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5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6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7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8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19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0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1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2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3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4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5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6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7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8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29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0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1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2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3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4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5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6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77_37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line-height="115%" style:writing-mode="lr-tb"/>
      <style:text-properties fo:color="#666666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color="#666666" style:text-underline-style="solid" style:text-underline-color="font-color"/>
    </style:style>
    <style:style style:name="T79_2" style:family="text">
      <style:text-properties fo:color="#666666" style:text-underline-style="solid" style:text-underline-color="font-color"/>
    </style:style>
    <style:style style:name="T79_3" style:family="text">
      <style:text-properties fo:color="#666666" style:text-underline-style="solid" style:text-underline-color="font-color"/>
    </style:style>
    <style:style style:name="T79_4" style:family="text">
      <style:text-properties fo:color="#666666" style:text-underline-style="solid" style:text-underline-color="font-color"/>
    </style:style>
    <style:style style:name="T79_5" style:family="text">
      <style:text-properties fo:color="#666666" style:text-underline-style="solid" style:text-underline-color="font-color"/>
    </style:style>
    <style:style style:name="T79_6" style:family="text">
      <style:text-properties fo:color="#666666"/>
    </style:style>
    <style:style style:name="P80" style:family="paragraph" style:parent-style-name="Standard">
      <style:paragraph-properties fo:break-before="auto" fo:line-height="115%" style:writing-mode="lr-tb"/>
      <style:text-properties fo:color="#666666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color="#666666"/>
    </style:style>
    <style:style style:name="T81_2" style:family="text">
      <style:text-properties fo:color="#666666"/>
    </style:style>
    <style:style style:name="T81_3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4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5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6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7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8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9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0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1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2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3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4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5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6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7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8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19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0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1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2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3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4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5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6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7" style:family="text">
      <style:text-properties fo:font-style="italic" style:font-style-asian="italic" style:font-style-complex="italic" fo:color="#666666" style:font-name="Courier New" style:font-name-asian="Courier New" style:font-name-complex="Courier New"/>
    </style:style>
    <style:style style:name="T81_28" style:family="text">
      <style:text-properties fo:color="#666666"/>
    </style:style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>
      <style:text-properties fo:color="#666666"/>
    </style:style>
    <style:style style:name="T82_2" style:family="text">
      <style:text-properties fo:color="#666666"/>
    </style:style>
    <style:style style:name="T82_3" style:family="text">
      <style:text-properties fo:color="#666666" style:font-name="Courier New" style:font-name-asian="Courier New" style:font-name-complex="Courier New"/>
    </style:style>
    <style:style style:name="T82_4" style:family="text">
      <style:text-properties fo:color="#666666" style:font-name="Courier New" style:font-name-asian="Courier New" style:font-name-complex="Courier New"/>
    </style:style>
    <style:style style:name="T82_5" style:family="text">
      <style:text-properties fo:color="#666666" style:font-name="Courier New" style:font-name-asian="Courier New" style:font-name-complex="Courier New"/>
    </style:style>
    <style:style style:name="T82_6" style:family="text">
      <style:text-properties fo:color="#666666" style:font-name="Courier New" style:font-name-asian="Courier New" style:font-name-complex="Courier New"/>
    </style:style>
    <style:style style:name="T82_7" style:family="text">
      <style:text-properties fo:color="#666666" style:font-name="Courier New" style:font-name-asian="Courier New" style:font-name-complex="Courier New"/>
    </style:style>
    <style:style style:name="T82_8" style:family="text">
      <style:text-properties fo:color="#666666" style:font-name="Courier New" style:font-name-asian="Courier New" style:font-name-complex="Courier New"/>
    </style:style>
    <style:style style:name="T82_9" style:family="text">
      <style:text-properties fo:color="#666666" style:font-name="Courier New" style:font-name-asian="Courier New" style:font-name-complex="Courier New"/>
    </style:style>
    <style:style style:name="T82_10" style:family="text">
      <style:text-properties fo:color="#666666" style:font-name="Courier New" style:font-name-asian="Courier New" style:font-name-complex="Courier New"/>
    </style:style>
    <style:style style:name="T82_11" style:family="text">
      <style:text-properties fo:color="#666666" style:font-name="Courier New" style:font-name-asian="Courier New" style:font-name-complex="Courier New"/>
    </style:style>
    <style:style style:name="T82_12" style:family="text">
      <style:text-properties fo:color="#666666" style:font-name="Courier New" style:font-name-asian="Courier New" style:font-name-complex="Courier New"/>
    </style:style>
    <style:style style:name="T82_13" style:family="text">
      <style:text-properties fo:color="#666666" style:font-name="Courier New" style:font-name-asian="Courier New" style:font-name-complex="Courier New"/>
    </style:style>
    <style:style style:name="T82_14" style:family="text">
      <style:text-properties fo:color="#666666" style:font-name="Courier New" style:font-name-asian="Courier New" style:font-name-complex="Courier New"/>
    </style:style>
    <style:style style:name="T82_15" style:family="text">
      <style:text-properties fo:color="#666666" style:font-name="Courier New" style:font-name-asian="Courier New" style:font-name-complex="Courier New"/>
    </style:style>
    <style:style style:name="T82_16" style:family="text">
      <style:text-properties fo:color="#666666" style:font-name="Courier New" style:font-name-asian="Courier New" style:font-name-complex="Courier New"/>
    </style:style>
    <style:style style:name="T82_17" style:family="text">
      <style:text-properties fo:color="#666666" style:font-name="Courier New" style:font-name-asian="Courier New" style:font-name-complex="Courier New"/>
    </style:style>
    <style:style style:name="T82_18" style:family="text">
      <style:text-properties fo:color="#666666" style:font-name="Courier New" style:font-name-asian="Courier New" style:font-name-complex="Courier New"/>
    </style:style>
    <style:style style:name="T82_19" style:family="text">
      <style:text-properties fo:color="#666666" style:font-name="Courier New" style:font-name-asian="Courier New" style:font-name-complex="Courier New"/>
    </style:style>
    <style:style style:name="T82_20" style:family="text">
      <style:text-properties fo:color="#666666" style:font-name="Courier New" style:font-name-asian="Courier New" style:font-name-complex="Courier New"/>
    </style:style>
    <style:style style:name="T82_21" style:family="text">
      <style:text-properties fo:color="#666666" style:font-name="Courier New" style:font-name-asian="Courier New" style:font-name-complex="Courier New"/>
    </style:style>
    <style:style style:name="T82_22" style:family="text">
      <style:text-properties fo:color="#666666" style:font-name="Courier New" style:font-name-asian="Courier New" style:font-name-complex="Courier New"/>
    </style:style>
    <style:style style:name="T82_23" style:family="text">
      <style:text-properties fo:color="#666666" style:font-name="Courier New" style:font-name-asian="Courier New" style:font-name-complex="Courier New"/>
    </style:style>
    <style:style style:name="T82_24" style:family="text">
      <style:text-properties fo:color="#666666" style:font-name="Courier New" style:font-name-asian="Courier New" style:font-name-complex="Courier New"/>
    </style:style>
    <style:style style:name="T82_25" style:family="text">
      <style:text-properties fo:color="#666666" style:font-name="Courier New" style:font-name-asian="Courier New" style:font-name-complex="Courier New"/>
    </style:style>
    <style:style style:name="T82_26" style:family="text">
      <style:text-properties fo:color="#666666" style:font-name="Courier New" style:font-name-asian="Courier New" style:font-name-complex="Courier New"/>
    </style:style>
    <style:style style:name="T82_27" style:family="text">
      <style:text-properties fo:color="#666666" style:font-name="Courier New" style:font-name-asian="Courier New" style:font-name-complex="Courier New"/>
    </style:style>
    <style:style style:name="T82_28" style:family="text">
      <style:text-properties fo:color="#666666" style:font-name="Courier New" style:font-name-asian="Courier New" style:font-name-complex="Courier New"/>
    </style:style>
    <style:style style:name="T82_29" style:family="text">
      <style:text-properties fo:color="#666666" style:font-name="Courier New" style:font-name-asian="Courier New" style:font-name-complex="Courier New"/>
    </style:style>
    <style:style style:name="T82_30" style:family="text">
      <style:text-properties fo:color="#666666" style:font-name="Courier New" style:font-name-asian="Courier New" style:font-name-complex="Courier New"/>
    </style:style>
    <style:style style:name="T82_31" style:family="text">
      <style:text-properties fo:color="#666666" style:font-name="Courier New" style:font-name-asian="Courier New" style:font-name-complex="Courier New"/>
    </style:style>
    <style:style style:name="T82_32" style:family="text">
      <style:text-properties fo:color="#666666" style:font-name="Courier New" style:font-name-asian="Courier New" style:font-name-complex="Courier New"/>
    </style:style>
    <style:style style:name="T82_33" style:family="text">
      <style:text-properties fo:color="#666666" style:font-name="Courier New" style:font-name-asian="Courier New" style:font-name-complex="Courier New"/>
    </style:style>
    <style:style style:name="T82_34" style:family="text">
      <style:text-properties fo:color="#666666" style:font-name="Courier New" style:font-name-asian="Courier New" style:font-name-complex="Courier New"/>
    </style:style>
    <style:style style:name="P83" style:family="paragraph" style:parent-style-name="Standard">
      <style:paragraph-properties fo:break-before="auto" fo:line-height="115%" style:writing-mode="lr-tb"/>
      <style:text-properties fo:color="#666666" style:font-name="Courier New" style:font-name-asian="Courier New" style:font-name-complex="Courier New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84_2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84_3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84_4" style:family="text">
      <style:text-properties fo:color="#666666" style:text-underline-style="solid" style:text-underline-color="font-color"/>
    </style:style>
    <style:style style:name="T84_5" style:family="text">
      <style:text-properties fo:color="#666666"/>
    </style:style>
    <style:style style:name="T84_6" style:family="text">
      <style:text-properties fo:color="#666666"/>
    </style:style>
    <style:style style:name="T84_7" style:family="text">
      <style:text-properties fo:color="#666666"/>
    </style:style>
    <style:style style:name="T84_8" style:family="text">
      <style:text-properties fo:color="#666666"/>
    </style:style>
    <style:style style:name="T84_9" style:family="text">
      <style:text-properties fo:color="#666666"/>
    </style:style>
    <style:style style:name="T84_10" style:family="text">
      <style:text-properties fo:color="#666666"/>
    </style:style>
    <style:style style:name="T84_11" style:family="text">
      <style:text-properties fo:color="#666666"/>
    </style:style>
    <style:style style:name="T84_12" style:family="text">
      <style:text-properties fo:color="#666666"/>
    </style:style>
    <style:style style:name="T84_13" style:family="text">
      <style:text-properties fo:color="#666666"/>
    </style:style>
    <style:style style:name="T84_14" style:family="text">
      <style:text-properties fo:color="#666666"/>
    </style:style>
    <style:style style:name="T84_15" style:family="text">
      <style:text-properties fo:color="#666666"/>
    </style:style>
    <style:style style:name="T84_16" style:family="text">
      <style:text-properties fo:color="#666666"/>
    </style:style>
    <style:style style:name="T84_17" style:family="text">
      <style:text-properties fo:color="#666666"/>
    </style:style>
    <style:style style:name="T84_18" style:family="text">
      <style:text-properties fo:color="#666666"/>
    </style:style>
    <style:style style:name="T84_19" style:family="text">
      <style:text-properties fo:color="#666666"/>
    </style:style>
    <style:style style:name="T84_20" style:family="text">
      <style:text-properties fo:color="#666666"/>
    </style:style>
    <style:style style:name="T84_21" style:family="text">
      <style:text-properties fo:color="#666666"/>
    </style:style>
    <style:style style:name="T84_22" style:family="text">
      <style:text-properties fo:color="#666666"/>
    </style:style>
    <style:style style:name="T84_23" style:family="text">
      <style:text-properties fo:color="#666666"/>
    </style:style>
    <style:style style:name="T84_24" style:family="text">
      <style:text-properties fo:color="#666666"/>
    </style:style>
    <style:style style:name="T84_25" style:family="text">
      <style:text-properties fo:color="#666666"/>
    </style:style>
    <style:style style:name="T84_26" style:family="text">
      <style:text-properties fo:color="#666666"/>
    </style:style>
    <style:style style:name="T84_27" style:family="text">
      <style:text-properties fo:color="#666666"/>
    </style:style>
    <style:style style:name="T84_28" style:family="text">
      <style:text-properties fo:color="#666666"/>
    </style:style>
    <style:style style:name="T84_29" style:family="text">
      <style:text-properties fo:color="#666666"/>
    </style:style>
    <style:style style:name="T84_30" style:family="text">
      <style:text-properties fo:color="#666666"/>
    </style:style>
    <style:style style:name="T84_31" style:family="text">
      <style:text-properties fo:color="#666666"/>
    </style:style>
    <style:style style:name="T84_32" style:family="text">
      <style:text-properties fo:color="#666666"/>
    </style:style>
    <style:style style:name="T84_33" style:family="text">
      <style:text-properties fo:color="#666666"/>
    </style:style>
    <style:style style:name="T84_34" style:family="text">
      <style:text-properties fo:color="#666666"/>
    </style:style>
    <style:style style:name="T84_35" style:family="text">
      <style:text-properties fo:color="#666666"/>
    </style:style>
    <style:style style:name="T84_36" style:family="text">
      <style:text-properties fo:color="#666666"/>
    </style:style>
    <style:style style:name="T84_37" style:family="text">
      <style:text-properties fo:color="#666666"/>
    </style:style>
    <style:style style:name="T84_38" style:family="text">
      <style:text-properties fo:color="#666666" style:font-name="Courier New" style:font-name-asian="Courier New" style:font-name-complex="Courier New"/>
    </style:style>
    <style:style style:name="T84_39" style:family="text">
      <style:text-properties fo:color="#666666"/>
    </style:style>
    <style:style style:name="P85" style:family="paragraph" style:parent-style-name="Heading_20_2">
      <style:paragraph-properties fo:text-align="justify"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text-align="left" fo:break-before="auto" fo:text-indent="0.635cm" fo:line-height="115%" fo:margin-top="0cm" fo:margin-left="0cm" fo:margin-right="0cm" style:writing-mode="lr-tb"/>
    </style:style>
    <style:style style:name="P87" style:family="paragraph" style:parent-style-name="Standard">
      <style:paragraph-properties fo:text-align="justify" fo:break-before="auto" fo:text-indent="0.635cm" fo:line-height="115%" fo:margin-top="0cm" fo:margin-left="0cm" fo:margin-right="0cm" style:writing-mode="lr-tb"/>
    </style:style>
    <style:style style:name="T87_1" style:family="text">
      <style:text-properties fo:color="#666666"/>
    </style:style>
    <style:style style:name="T87_2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87_3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87_4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87_5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87_6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87_7" style:family="text">
      <style:text-properties fo:color="#666666" style:text-underline-style="solid" style:text-underline-color="font-color"/>
    </style:style>
    <style:style style:name="T87_8" style:family="text">
      <style:text-properties fo:color="#666666"/>
    </style:style>
    <style:style style:name="T87_9" style:family="text">
      <style:text-properties fo:color="#666666"/>
    </style:style>
    <style:style style:name="T87_10" style:family="text">
      <style:text-properties fo:color="#666666"/>
    </style:style>
    <style:style style:name="T87_11" style:family="text">
      <style:text-properties fo:color="#666666"/>
    </style:style>
    <style:style style:name="T87_12" style:family="text">
      <style:text-properties fo:color="#666666"/>
    </style:style>
    <style:style style:name="T87_13" style:family="text">
      <style:text-properties fo:color="#666666"/>
    </style:style>
    <style:style style:name="T87_14" style:family="text">
      <style:text-properties fo:color="#666666"/>
    </style:style>
    <style:style style:name="T87_15" style:family="text">
      <style:text-properties fo:color="#666666"/>
    </style:style>
    <style:style style:name="T87_16" style:family="text">
      <style:text-properties fo:color="#666666"/>
    </style:style>
    <style:style style:name="T87_17" style:family="text">
      <style:text-properties fo:color="#666666"/>
    </style:style>
    <style:style style:name="T87_18" style:family="text">
      <style:text-properties fo:color="#666666"/>
    </style:style>
    <style:style style:name="T87_19" style:family="text">
      <style:text-properties fo:color="#666666"/>
    </style:style>
    <style:style style:name="T87_20" style:family="text">
      <style:text-properties fo:color="#666666"/>
    </style:style>
    <style:style style:name="T87_21" style:family="text">
      <style:text-properties fo:color="#666666"/>
    </style:style>
    <style:style style:name="T87_22" style:family="text">
      <style:text-properties fo:color="#666666"/>
    </style:style>
    <style:style style:name="T87_23" style:family="text">
      <style:text-properties fo:color="#666666"/>
    </style:style>
    <style:style style:name="T87_24" style:family="text">
      <style:text-properties fo:color="#666666"/>
    </style:style>
    <style:style style:name="T87_25" style:family="text">
      <style:text-properties fo:color="#666666"/>
    </style:style>
    <style:style style:name="T87_26" style:family="text">
      <style:text-properties fo:color="#666666"/>
    </style:style>
    <style:style style:name="T87_27" style:family="text">
      <style:text-properties fo:color="#666666"/>
    </style:style>
    <style:style style:name="T87_28" style:family="text">
      <style:text-properties fo:color="#666666"/>
    </style:style>
    <style:style style:name="T87_29" style:family="text">
      <style:text-properties fo:color="#666666"/>
    </style:style>
    <style:style style:name="T87_30" style:family="text">
      <style:text-properties fo:color="#666666"/>
    </style:style>
    <style:style style:name="T87_31" style:family="text">
      <style:text-properties fo:color="#666666"/>
    </style:style>
    <style:style style:name="T87_32" style:family="text">
      <style:text-properties fo:color="#666666"/>
    </style:style>
    <style:style style:name="T87_33" style:family="text">
      <style:text-properties fo:color="#666666"/>
    </style:style>
    <style:style style:name="T87_34" style:family="text">
      <style:text-properties fo:color="#666666"/>
    </style:style>
    <style:style style:name="T87_35" style:family="text">
      <style:text-properties fo:color="#666666"/>
    </style:style>
    <style:style style:name="T87_36" style:family="text">
      <style:text-properties fo:color="#666666"/>
    </style:style>
    <style:style style:name="T87_37" style:family="text">
      <style:text-properties fo:color="#666666"/>
    </style:style>
    <style:style style:name="T87_38" style:family="text">
      <style:text-properties fo:color="#666666"/>
    </style:style>
    <style:style style:name="T87_39" style:family="text">
      <style:text-properties fo:color="#666666"/>
    </style:style>
    <style:style style:name="T87_40" style:family="text">
      <style:text-properties fo:color="#666666"/>
    </style:style>
    <style:style style:name="T87_41" style:family="text">
      <style:text-properties fo:color="#666666"/>
    </style:style>
    <style:style style:name="T87_42" style:family="text">
      <style:text-properties fo:color="#666666"/>
    </style:style>
    <style:style style:name="T87_43" style:family="text">
      <style:text-properties fo:color="#666666"/>
    </style:style>
    <style:style style:name="T87_44" style:family="text">
      <style:text-properties fo:color="#666666"/>
    </style:style>
    <style:style style:name="T87_45" style:family="text">
      <style:text-properties fo:color="#666666"/>
    </style:style>
    <style:style style:name="T87_46" style:family="text">
      <style:text-properties fo:color="#666666"/>
    </style:style>
    <style:style style:name="T87_47" style:family="text">
      <style:text-properties fo:color="#666666"/>
    </style:style>
    <style:style style:name="T87_48" style:family="text">
      <style:text-properties fo:color="#666666"/>
    </style:style>
    <style:style style:name="T87_49" style:family="text">
      <style:text-properties fo:color="#666666"/>
    </style:style>
    <style:style style:name="T87_50" style:family="text">
      <style:text-properties fo:color="#666666"/>
    </style:style>
    <style:style style:name="T87_51" style:family="text">
      <style:text-properties fo:color="#666666"/>
    </style:style>
    <style:style style:name="T87_52" style:family="text">
      <style:text-properties fo:color="#666666"/>
    </style:style>
    <style:style style:name="T87_53" style:family="text">
      <style:text-properties fo:color="#666666"/>
    </style:style>
    <style:style style:name="T87_54" style:family="text">
      <style:text-properties fo:color="#666666"/>
    </style:style>
    <style:style style:name="T87_55" style:family="text">
      <style:text-properties fo:color="#666666"/>
    </style:style>
    <style:style style:name="T87_56" style:family="text">
      <style:text-properties fo:color="#666666"/>
    </style:style>
    <style:style style:name="T87_57" style:family="text">
      <style:text-properties fo:color="#666666"/>
    </style:style>
    <style:style style:name="T87_58" style:family="text">
      <style:text-properties fo:color="#666666"/>
    </style:style>
    <style:style style:name="T87_59" style:family="text">
      <style:text-properties fo:color="#666666"/>
    </style:style>
    <style:style style:name="T87_60" style:family="text">
      <style:text-properties fo:color="#666666"/>
    </style:style>
    <style:style style:name="P88" style:family="paragraph" style:parent-style-name="Standard">
      <style:paragraph-properties fo:text-align="left" fo:break-before="auto" fo:text-indent="0.635cm" fo:line-height="115%" fo:margin-top="0cm" fo:margin-bottom="0cm" fo:margin-left="0cm" fo:margin-right="0cm" style:writing-mode="lr-tb"/>
    </style:style>
    <style:style style:name="P89" style:family="paragraph" style:parent-style-name="Heading_20_3">
      <style:paragraph-properties fo:break-before="auto" fo:text-indent="0.635cm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text-align="left" fo:break-before="auto" fo:text-indent="0.635cm" fo:line-height="115%" fo:margin-top="0cm" fo:margin-left="0cm" fo:margin-right="0cm" style:writing-mode="lr-tb"/>
    </style:style>
    <style:style style:name="P91" style:family="paragraph" style:parent-style-name="Standard">
      <style:paragraph-properties fo:text-align="justify" fo:break-before="auto" fo:text-indent="0.635cm" fo:line-height="115%" fo:margin-top="0cm" fo:margin-left="0cm" fo:margin-right="0cm" style:writing-mode="lr-tb"/>
    </style:style>
    <style:style style:name="T91_1" style:family="text">
      <style:text-properties fo:color="#666666"/>
    </style:style>
    <style:style style:name="T91_2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1_3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1_4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1_5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1_6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1_7" style:family="text">
      <style:text-properties fo:color="#666666" style:text-underline-style="solid" style:text-underline-color="font-color"/>
    </style:style>
    <style:style style:name="T91_8" style:family="text">
      <style:text-properties fo:color="#666666"/>
    </style:style>
    <style:style style:name="T91_9" style:family="text">
      <style:text-properties fo:color="#666666"/>
    </style:style>
    <style:style style:name="T91_10" style:family="text">
      <style:text-properties fo:color="#666666"/>
    </style:style>
    <style:style style:name="T91_11" style:family="text">
      <style:text-properties fo:color="#666666"/>
    </style:style>
    <style:style style:name="T91_12" style:family="text">
      <style:text-properties fo:color="#666666"/>
    </style:style>
    <style:style style:name="T91_13" style:family="text">
      <style:text-properties fo:color="#666666"/>
    </style:style>
    <style:style style:name="T91_14" style:family="text">
      <style:text-properties fo:color="#666666"/>
    </style:style>
    <style:style style:name="T91_15" style:family="text">
      <style:text-properties fo:color="#666666"/>
    </style:style>
    <style:style style:name="T91_16" style:family="text">
      <style:text-properties fo:color="#666666"/>
    </style:style>
    <style:style style:name="T91_17" style:family="text">
      <style:text-properties fo:color="#666666"/>
    </style:style>
    <style:style style:name="T91_18" style:family="text">
      <style:text-properties fo:color="#666666"/>
    </style:style>
    <style:style style:name="T91_19" style:family="text">
      <style:text-properties fo:color="#666666"/>
    </style:style>
    <style:style style:name="T91_20" style:family="text">
      <style:text-properties fo:color="#666666"/>
    </style:style>
    <style:style style:name="T91_21" style:family="text">
      <style:text-properties fo:color="#666666"/>
    </style:style>
    <style:style style:name="T91_22" style:family="text">
      <style:text-properties fo:color="#666666"/>
    </style:style>
    <style:style style:name="T91_23" style:family="text">
      <style:text-properties fo:color="#666666"/>
    </style:style>
    <style:style style:name="T91_24" style:family="text">
      <style:text-properties fo:color="#666666"/>
    </style:style>
    <style:style style:name="T91_25" style:family="text">
      <style:text-properties fo:color="#666666"/>
    </style:style>
    <style:style style:name="T91_26" style:family="text">
      <style:text-properties fo:color="#666666"/>
    </style:style>
    <style:style style:name="T91_27" style:family="text">
      <style:text-properties fo:color="#666666"/>
    </style:style>
    <style:style style:name="T91_28" style:family="text">
      <style:text-properties fo:color="#666666"/>
    </style:style>
    <style:style style:name="T91_29" style:family="text">
      <style:text-properties fo:color="#666666"/>
    </style:style>
    <style:style style:name="T91_30" style:family="text">
      <style:text-properties fo:color="#666666"/>
    </style:style>
    <style:style style:name="T91_31" style:family="text">
      <style:text-properties fo:color="#666666"/>
    </style:style>
    <style:style style:name="T91_32" style:family="text">
      <style:text-properties fo:color="#666666"/>
    </style:style>
    <style:style style:name="T91_33" style:family="text">
      <style:text-properties fo:color="#666666"/>
    </style:style>
    <style:style style:name="T91_34" style:family="text">
      <style:text-properties fo:color="#666666"/>
    </style:style>
    <style:style style:name="T91_35" style:family="text">
      <style:text-properties fo:color="#666666"/>
    </style:style>
    <style:style style:name="T91_36" style:family="text">
      <style:text-properties fo:color="#666666"/>
    </style:style>
    <style:style style:name="T91_37" style:family="text">
      <style:text-properties fo:color="#666666"/>
    </style:style>
    <style:style style:name="T91_38" style:family="text">
      <style:text-properties fo:color="#666666"/>
    </style:style>
    <style:style style:name="T91_39" style:family="text">
      <style:text-properties fo:color="#666666"/>
    </style:style>
    <style:style style:name="T91_40" style:family="text">
      <style:text-properties fo:color="#666666"/>
    </style:style>
    <style:style style:name="T91_41" style:family="text">
      <style:text-properties fo:color="#666666"/>
    </style:style>
    <style:style style:name="T91_42" style:family="text">
      <style:text-properties fo:color="#666666"/>
    </style:style>
    <style:style style:name="T91_43" style:family="text">
      <style:text-properties fo:color="#666666"/>
    </style:style>
    <style:style style:name="T91_44" style:family="text">
      <style:text-properties fo:color="#666666"/>
    </style:style>
    <style:style style:name="T91_45" style:family="text">
      <style:text-properties fo:color="#666666"/>
    </style:style>
    <style:style style:name="T91_46" style:family="text">
      <style:text-properties fo:color="#666666"/>
    </style:style>
    <style:style style:name="T91_47" style:family="text">
      <style:text-properties fo:color="#666666"/>
    </style:style>
    <style:style style:name="T91_48" style:family="text">
      <style:text-properties fo:color="#666666"/>
    </style:style>
    <style:style style:name="T91_49" style:family="text">
      <style:text-properties fo:color="#666666"/>
    </style:style>
    <style:style style:name="T91_50" style:family="text">
      <style:text-properties fo:color="#666666"/>
    </style:style>
    <style:style style:name="T91_51" style:family="text">
      <style:text-properties fo:color="#666666"/>
    </style:style>
    <style:style style:name="T91_52" style:family="text">
      <style:text-properties fo:color="#666666"/>
    </style:style>
    <style:style style:name="T91_53" style:family="text">
      <style:text-properties fo:color="#666666"/>
    </style:style>
    <style:style style:name="T91_54" style:family="text">
      <style:text-properties fo:color="#666666"/>
    </style:style>
    <style:style style:name="T91_55" style:family="text">
      <style:text-properties fo:color="#666666"/>
    </style:style>
    <style:style style:name="T91_56" style:family="text">
      <style:text-properties fo:color="#666666"/>
    </style:style>
    <style:style style:name="T91_57" style:family="text">
      <style:text-properties fo:color="#666666"/>
    </style:style>
    <style:style style:name="T91_58" style:family="text">
      <style:text-properties fo:color="#666666"/>
    </style:style>
    <style:style style:name="T91_59" style:family="text">
      <style:text-properties fo:color="#666666"/>
    </style:style>
    <style:style style:name="T91_60" style:family="text">
      <style:text-properties fo:color="#666666"/>
    </style:style>
    <style:style style:name="T91_61" style:family="text">
      <style:text-properties fo:color="#666666"/>
    </style:style>
    <style:style style:name="T91_62" style:family="text">
      <style:text-properties fo:color="#666666"/>
    </style:style>
    <style:style style:name="T91_63" style:family="text">
      <style:text-properties fo:color="#666666"/>
    </style:style>
    <style:style style:name="T91_64" style:family="text">
      <style:text-properties fo:color="#666666"/>
    </style:style>
    <style:style style:name="T91_65" style:family="text">
      <style:text-properties fo:color="#666666"/>
    </style:style>
    <style:style style:name="T91_66" style:family="text">
      <style:text-properties fo:color="#666666"/>
    </style:style>
    <style:style style:name="T91_67" style:family="text">
      <style:text-properties fo:color="#666666"/>
    </style:style>
    <style:style style:name="T91_68" style:family="text">
      <style:text-properties fo:color="#666666"/>
    </style:style>
    <style:style style:name="T91_69" style:family="text">
      <style:text-properties fo:color="#666666"/>
    </style:style>
    <style:style style:name="T91_70" style:family="text">
      <style:text-properties fo:color="#666666"/>
    </style:style>
    <style:style style:name="T91_71" style:family="text">
      <style:text-properties fo:color="#666666"/>
    </style:style>
    <style:style style:name="T91_72" style:family="text">
      <style:text-properties fo:color="#666666"/>
    </style:style>
    <style:style style:name="T91_73" style:family="text">
      <style:text-properties fo:color="#666666"/>
    </style:style>
    <style:style style:name="T91_74" style:family="text">
      <style:text-properties fo:color="#666666"/>
    </style:style>
    <style:style style:name="T91_75" style:family="text">
      <style:text-properties fo:color="#666666"/>
    </style:style>
    <style:style style:name="T91_76" style:family="text">
      <style:text-properties fo:color="#666666"/>
    </style:style>
    <style:style style:name="T91_77" style:family="text">
      <style:text-properties fo:color="#666666"/>
    </style:style>
    <style:style style:name="T91_78" style:family="text">
      <style:text-properties fo:color="#666666"/>
    </style:style>
    <style:style style:name="T91_79" style:family="text">
      <style:text-properties fo:color="#666666"/>
    </style:style>
    <style:style style:name="T91_80" style:family="text">
      <style:text-properties fo:color="#666666"/>
    </style:style>
    <style:style style:name="T91_81" style:family="text">
      <style:text-properties fo:color="#666666"/>
    </style:style>
    <style:style style:name="T91_82" style:family="text">
      <style:text-properties fo:color="#666666"/>
    </style:style>
    <style:style style:name="T91_83" style:family="text">
      <style:text-properties fo:color="#666666"/>
    </style:style>
    <style:style style:name="T91_84" style:family="text">
      <style:text-properties fo:color="#666666"/>
    </style:style>
    <style:style style:name="T91_85" style:family="text">
      <style:text-properties fo:color="#666666"/>
    </style:style>
    <style:style style:name="T91_86" style:family="text">
      <style:text-properties fo:color="#666666"/>
    </style:style>
    <style:style style:name="T91_87" style:family="text">
      <style:text-properties fo:color="#666666"/>
    </style:style>
    <style:style style:name="T91_88" style:family="text">
      <style:text-properties fo:color="#666666"/>
    </style:style>
    <style:style style:name="T91_89" style:family="text">
      <style:text-properties fo:color="#666666"/>
    </style:style>
    <style:style style:name="T91_90" style:family="text">
      <style:text-properties fo:color="#666666"/>
    </style:style>
    <style:style style:name="T91_91" style:family="text">
      <style:text-properties fo:color="#666666"/>
    </style:style>
    <style:style style:name="T91_92" style:family="text">
      <style:text-properties fo:color="#666666"/>
    </style:style>
    <style:style style:name="T91_93" style:family="text">
      <style:text-properties fo:color="#666666"/>
    </style:style>
    <style:style style:name="T91_94" style:family="text">
      <style:text-properties fo:color="#666666"/>
    </style:style>
    <style:style style:name="T91_95" style:family="text">
      <style:text-properties fo:color="#666666"/>
    </style:style>
    <style:style style:name="T91_96" style:family="text">
      <style:text-properties fo:color="#666666"/>
    </style:style>
    <style:style style:name="P92" style:family="paragraph" style:parent-style-name="Standard">
      <style:paragraph-properties fo:text-align="left" fo:break-before="auto" fo:text-indent="0.635cm" fo:line-height="115%" fo:margin-top="0cm" fo:margin-bottom="0cm" fo:margin-left="0cm" fo:margin-right="0cm" style:writing-mode="lr-tb"/>
    </style:style>
    <style:style style:name="P93" style:family="paragraph" style:parent-style-name="Heading_20_3">
      <style:paragraph-properties fo:break-before="auto" fo:text-indent="0.635cm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P94" style:family="paragraph" style:parent-style-name="Standard">
      <style:paragraph-properties fo:text-align="left" fo:break-before="auto" fo:text-indent="0.635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text-indent="0.635cm" fo:line-height="115%" fo:margin-top="0cm" fo:margin-left="0cm" fo:margin-right="0cm" style:writing-mode="lr-tb"/>
    </style:style>
    <style:style style:name="T95_1" style:family="text">
      <style:text-properties fo:color="#666666"/>
    </style:style>
    <style:style style:name="T95_2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5_3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5_4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5_5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5_6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5_7" style:family="text">
      <style:text-properties fo:color="#666666" style:text-underline-style="solid" style:text-underline-color="font-color"/>
    </style:style>
    <style:style style:name="T95_8" style:family="text">
      <style:text-properties fo:color="#666666"/>
    </style:style>
    <style:style style:name="T95_9" style:family="text">
      <style:text-properties fo:color="#666666"/>
    </style:style>
    <style:style style:name="T95_10" style:family="text">
      <style:text-properties fo:color="#666666"/>
    </style:style>
    <style:style style:name="T95_11" style:family="text">
      <style:text-properties fo:color="#666666"/>
    </style:style>
    <style:style style:name="T95_12" style:family="text">
      <style:text-properties fo:color="#666666"/>
    </style:style>
    <style:style style:name="T95_13" style:family="text">
      <style:text-properties fo:color="#666666"/>
    </style:style>
    <style:style style:name="T95_14" style:family="text">
      <style:text-properties fo:color="#666666"/>
    </style:style>
    <style:style style:name="T95_15" style:family="text">
      <style:text-properties fo:color="#666666"/>
    </style:style>
    <style:style style:name="T95_16" style:family="text">
      <style:text-properties fo:color="#666666"/>
    </style:style>
    <style:style style:name="T95_17" style:family="text">
      <style:text-properties fo:color="#666666"/>
    </style:style>
    <style:style style:name="T95_18" style:family="text">
      <style:text-properties fo:color="#666666"/>
    </style:style>
    <style:style style:name="T95_19" style:family="text">
      <style:text-properties fo:color="#666666"/>
    </style:style>
    <style:style style:name="T95_20" style:family="text">
      <style:text-properties fo:color="#666666"/>
    </style:style>
    <style:style style:name="T95_21" style:family="text">
      <style:text-properties fo:color="#666666"/>
    </style:style>
    <style:style style:name="T95_22" style:family="text">
      <style:text-properties fo:color="#666666"/>
    </style:style>
    <style:style style:name="T95_23" style:family="text">
      <style:text-properties fo:color="#666666"/>
    </style:style>
    <style:style style:name="T95_24" style:family="text">
      <style:text-properties fo:color="#666666"/>
    </style:style>
    <style:style style:name="T95_25" style:family="text">
      <style:text-properties fo:color="#666666"/>
    </style:style>
    <style:style style:name="T95_26" style:family="text">
      <style:text-properties fo:color="#666666"/>
    </style:style>
    <style:style style:name="T95_27" style:family="text">
      <style:text-properties fo:color="#666666"/>
    </style:style>
    <style:style style:name="T95_28" style:family="text">
      <style:text-properties fo:color="#666666"/>
    </style:style>
    <style:style style:name="T95_29" style:family="text">
      <style:text-properties fo:color="#666666"/>
    </style:style>
    <style:style style:name="T95_30" style:family="text">
      <style:text-properties fo:color="#666666"/>
    </style:style>
    <style:style style:name="T95_31" style:family="text">
      <style:text-properties fo:color="#666666"/>
    </style:style>
    <style:style style:name="T95_32" style:family="text">
      <style:text-properties fo:color="#666666"/>
    </style:style>
    <style:style style:name="T95_33" style:family="text">
      <style:text-properties fo:color="#666666"/>
    </style:style>
    <style:style style:name="T95_34" style:family="text">
      <style:text-properties fo:color="#666666"/>
    </style:style>
    <style:style style:name="T95_35" style:family="text">
      <style:text-properties fo:color="#666666"/>
    </style:style>
    <style:style style:name="T95_36" style:family="text">
      <style:text-properties fo:color="#666666"/>
    </style:style>
    <style:style style:name="T95_37" style:family="text">
      <style:text-properties fo:color="#666666"/>
    </style:style>
    <style:style style:name="T95_38" style:family="text">
      <style:text-properties fo:color="#666666"/>
    </style:style>
    <style:style style:name="T95_39" style:family="text">
      <style:text-properties fo:color="#666666"/>
    </style:style>
    <style:style style:name="T95_40" style:family="text">
      <style:text-properties fo:color="#666666"/>
    </style:style>
    <style:style style:name="T95_41" style:family="text">
      <style:text-properties fo:color="#666666"/>
    </style:style>
    <style:style style:name="T95_42" style:family="text">
      <style:text-properties fo:color="#666666"/>
    </style:style>
    <style:style style:name="T95_43" style:family="text">
      <style:text-properties fo:color="#666666"/>
    </style:style>
    <style:style style:name="T95_44" style:family="text">
      <style:text-properties fo:color="#666666"/>
    </style:style>
    <style:style style:name="T95_45" style:family="text">
      <style:text-properties fo:color="#666666"/>
    </style:style>
    <style:style style:name="T95_46" style:family="text">
      <style:text-properties fo:color="#666666"/>
    </style:style>
    <style:style style:name="T95_47" style:family="text">
      <style:text-properties fo:color="#666666"/>
    </style:style>
    <style:style style:name="T95_48" style:family="text">
      <style:text-properties fo:color="#666666"/>
    </style:style>
    <style:style style:name="T95_49" style:family="text">
      <style:text-properties fo:color="#666666"/>
    </style:style>
    <style:style style:name="T95_50" style:family="text">
      <style:text-properties fo:color="#666666"/>
    </style:style>
    <style:style style:name="T95_51" style:family="text">
      <style:text-properties fo:color="#666666"/>
    </style:style>
    <style:style style:name="T95_52" style:family="text">
      <style:text-properties fo:color="#666666"/>
    </style:style>
    <style:style style:name="T95_53" style:family="text">
      <style:text-properties fo:color="#666666"/>
    </style:style>
    <style:style style:name="T95_54" style:family="text">
      <style:text-properties fo:color="#666666"/>
    </style:style>
    <style:style style:name="T95_55" style:family="text">
      <style:text-properties fo:color="#666666"/>
    </style:style>
    <style:style style:name="T95_56" style:family="text">
      <style:text-properties fo:color="#666666"/>
    </style:style>
    <style:style style:name="T95_57" style:family="text">
      <style:text-properties fo:color="#666666"/>
    </style:style>
    <style:style style:name="T95_58" style:family="text">
      <style:text-properties fo:color="#666666"/>
    </style:style>
    <style:style style:name="T95_59" style:family="text">
      <style:text-properties fo:color="#666666"/>
    </style:style>
    <style:style style:name="T95_60" style:family="text">
      <style:text-properties fo:color="#666666"/>
    </style:style>
    <style:style style:name="T95_61" style:family="text">
      <style:text-properties fo:color="#666666"/>
    </style:style>
    <style:style style:name="T95_62" style:family="text">
      <style:text-properties fo:color="#666666"/>
    </style:style>
    <style:style style:name="T95_63" style:family="text">
      <style:text-properties fo:color="#666666"/>
    </style:style>
    <style:style style:name="T95_64" style:family="text">
      <style:text-properties fo:color="#666666"/>
    </style:style>
    <style:style style:name="T95_65" style:family="text">
      <style:text-properties fo:color="#666666"/>
    </style:style>
    <style:style style:name="T95_66" style:family="text">
      <style:text-properties fo:color="#666666"/>
    </style:style>
    <style:style style:name="T95_67" style:family="text">
      <style:text-properties fo:color="#666666"/>
    </style:style>
    <style:style style:name="T95_68" style:family="text">
      <style:text-properties fo:color="#666666"/>
    </style:style>
    <style:style style:name="T95_69" style:family="text">
      <style:text-properties fo:color="#666666"/>
    </style:style>
    <style:style style:name="T95_70" style:family="text">
      <style:text-properties fo:color="#666666"/>
    </style:style>
    <style:style style:name="T95_71" style:family="text">
      <style:text-properties fo:color="#666666"/>
    </style:style>
    <style:style style:name="T95_72" style:family="text">
      <style:text-properties fo:color="#666666"/>
    </style:style>
    <style:style style:name="T95_73" style:family="text">
      <style:text-properties fo:color="#666666"/>
    </style:style>
    <style:style style:name="T95_74" style:family="text">
      <style:text-properties fo:color="#666666"/>
    </style:style>
    <style:style style:name="T95_75" style:family="text">
      <style:text-properties fo:color="#666666"/>
    </style:style>
    <style:style style:name="T95_76" style:family="text">
      <style:text-properties fo:color="#666666"/>
    </style:style>
    <style:style style:name="T95_77" style:family="text">
      <style:text-properties fo:color="#666666"/>
    </style:style>
    <style:style style:name="T95_78" style:family="text">
      <style:text-properties fo:color="#666666"/>
    </style:style>
    <style:style style:name="T95_79" style:family="text">
      <style:text-properties fo:color="#666666"/>
    </style:style>
    <style:style style:name="T95_80" style:family="text">
      <style:text-properties fo:color="#666666"/>
    </style:style>
    <style:style style:name="T95_81" style:family="text">
      <style:text-properties fo:color="#666666"/>
    </style:style>
    <style:style style:name="P96" style:family="paragraph" style:parent-style-name="Standard">
      <style:paragraph-properties fo:text-align="left" fo:break-before="auto" fo:text-indent="0.635cm" fo:line-height="115%" fo:margin-top="0cm" fo:margin-bottom="0cm" fo:margin-left="0cm" fo:margin-right="0cm" style:writing-mode="lr-tb"/>
    </style:style>
    <style:style style:name="P97" style:family="paragraph" style:parent-style-name="Heading_20_3">
      <style:paragraph-properties fo:break-before="auto" fo:text-indent="0.635cm" fo:line-height="115%" style:writing-mode="lr-tb"/>
    </style:style>
    <style:style style:name="T97_1" style:family="text"/>
    <style:style style:name="P98" style:family="paragraph" style:parent-style-name="Standard">
      <style:paragraph-properties fo:text-align="left" fo:break-before="auto" fo:text-indent="0.635cm" fo:line-height="115%" fo:margin-top="0cm" fo:margin-left="0cm" fo:margin-right="0cm" style:writing-mode="lr-tb"/>
    </style:style>
    <style:style style:name="P99" style:family="paragraph" style:parent-style-name="Standard">
      <style:paragraph-properties fo:text-align="justify" fo:break-before="auto" fo:text-indent="0.635cm" fo:line-height="115%" fo:margin-top="0cm" fo:margin-left="0cm" fo:margin-right="0cm" style:writing-mode="lr-tb"/>
    </style:style>
    <style:style style:name="T99_1" style:family="text">
      <style:text-properties fo:color="#666666"/>
    </style:style>
    <style:style style:name="T99_2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9_3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9_4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9_5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9_6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9_7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99_8" style:family="text">
      <style:text-properties fo:color="#666666"/>
    </style:style>
    <style:style style:name="T99_9" style:family="text">
      <style:text-properties fo:color="#666666"/>
    </style:style>
    <style:style style:name="T99_10" style:family="text">
      <style:text-properties fo:color="#666666"/>
    </style:style>
    <style:style style:name="T99_11" style:family="text">
      <style:text-properties fo:color="#666666"/>
    </style:style>
    <style:style style:name="T99_12" style:family="text">
      <style:text-properties fo:color="#666666"/>
    </style:style>
    <style:style style:name="T99_13" style:family="text">
      <style:text-properties fo:color="#666666"/>
    </style:style>
    <style:style style:name="T99_14" style:family="text">
      <style:text-properties fo:color="#666666"/>
    </style:style>
    <style:style style:name="T99_15" style:family="text">
      <style:text-properties fo:color="#666666"/>
    </style:style>
    <style:style style:name="T99_16" style:family="text">
      <style:text-properties fo:color="#666666"/>
    </style:style>
    <style:style style:name="T99_17" style:family="text">
      <style:text-properties fo:color="#666666"/>
    </style:style>
    <style:style style:name="T99_18" style:family="text">
      <style:text-properties fo:color="#666666"/>
    </style:style>
    <style:style style:name="T99_19" style:family="text">
      <style:text-properties fo:color="#666666"/>
    </style:style>
    <style:style style:name="T99_20" style:family="text">
      <style:text-properties fo:color="#666666"/>
    </style:style>
    <style:style style:name="T99_21" style:family="text">
      <style:text-properties fo:color="#666666"/>
    </style:style>
    <style:style style:name="T99_22" style:family="text">
      <style:text-properties fo:color="#666666"/>
    </style:style>
    <style:style style:name="T99_23" style:family="text">
      <style:text-properties fo:color="#666666"/>
    </style:style>
    <style:style style:name="T99_24" style:family="text">
      <style:text-properties fo:color="#666666"/>
    </style:style>
    <style:style style:name="T99_25" style:family="text">
      <style:text-properties fo:color="#666666"/>
    </style:style>
    <style:style style:name="T99_26" style:family="text">
      <style:text-properties fo:color="#666666"/>
    </style:style>
    <style:style style:name="T99_27" style:family="text">
      <style:text-properties fo:color="#666666"/>
    </style:style>
    <style:style style:name="T99_28" style:family="text">
      <style:text-properties fo:color="#666666"/>
    </style:style>
    <style:style style:name="P100" style:family="paragraph" style:parent-style-name="Standard">
      <style:paragraph-properties fo:text-align="left" fo:break-before="auto" fo:text-indent="0.635cm" fo:line-height="115%" fo:margin-top="0cm" fo:margin-bottom="0cm" fo:margin-left="0cm" fo:margin-right="0cm" style:writing-mode="lr-tb"/>
    </style:style>
    <style:style style:name="P101" style:family="paragraph" style:parent-style-name="Heading_20_3">
      <style:paragraph-properties fo:break-before="auto" fo:text-indent="0.635cm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P102" style:family="paragraph" style:parent-style-name="Standard">
      <style:paragraph-properties fo:text-align="left" fo:break-before="auto" fo:text-indent="0.635cm" fo:line-height="115%" fo:margin-top="0cm" fo:margin-left="0cm" fo:margin-right="0cm" style:writing-mode="lr-tb"/>
    </style:style>
    <style:style style:name="P103" style:family="paragraph" style:parent-style-name="Standard">
      <style:paragraph-properties fo:text-align="justify" fo:break-before="auto" fo:text-indent="0.635cm" fo:line-height="115%" fo:margin-top="0cm" fo:margin-left="0cm" fo:margin-right="0cm" style:writing-mode="lr-tb"/>
    </style:style>
    <style:style style:name="T103_1" style:family="text">
      <style:text-properties fo:color="#666666"/>
    </style:style>
    <style:style style:name="T103_2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103_3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103_4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103_5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103_6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103_7" style:family="text">
      <style:text-properties fo:color="#666666" fo:font-weight="bold" style:font-weight-asian="bold" style:font-weight-complex="bold" style:text-underline-style="solid" style:text-underline-color="font-color"/>
    </style:style>
    <style:style style:name="T103_8" style:family="text">
      <style:text-properties fo:color="#666666"/>
    </style:style>
    <style:style style:name="T103_9" style:family="text">
      <style:text-properties fo:color="#666666"/>
    </style:style>
    <style:style style:name="T103_10" style:family="text">
      <style:text-properties fo:color="#666666"/>
    </style:style>
    <style:style style:name="T103_11" style:family="text">
      <style:text-properties fo:color="#666666"/>
    </style:style>
    <style:style style:name="T103_12" style:family="text">
      <style:text-properties fo:color="#666666"/>
    </style:style>
    <style:style style:name="T103_13" style:family="text">
      <style:text-properties fo:color="#666666"/>
    </style:style>
    <style:style style:name="T103_14" style:family="text">
      <style:text-properties fo:color="#666666"/>
    </style:style>
    <style:style style:name="T103_15" style:family="text">
      <style:text-properties fo:color="#666666"/>
    </style:style>
    <style:style style:name="T103_16" style:family="text">
      <style:text-properties fo:color="#666666"/>
    </style:style>
    <style:style style:name="T103_17" style:family="text">
      <style:text-properties fo:color="#666666"/>
    </style:style>
    <style:style style:name="T103_18" style:family="text">
      <style:text-properties fo:color="#666666"/>
    </style:style>
    <style:style style:name="T103_19" style:family="text">
      <style:text-properties fo:color="#666666"/>
    </style:style>
    <style:style style:name="T103_20" style:family="text">
      <style:text-properties fo:color="#666666"/>
    </style:style>
    <style:style style:name="T103_21" style:family="text">
      <style:text-properties fo:color="#666666"/>
    </style:style>
    <style:style style:name="T103_22" style:family="text">
      <style:text-properties fo:color="#666666"/>
    </style:style>
    <style:style style:name="T103_23" style:family="text">
      <style:text-properties fo:color="#666666"/>
    </style:style>
    <style:style style:name="T103_24" style:family="text">
      <style:text-properties fo:color="#666666"/>
    </style:style>
    <style:style style:name="T103_25" style:family="text">
      <style:text-properties fo:color="#666666"/>
    </style:style>
    <style:style style:name="T103_26" style:family="text">
      <style:text-properties fo:color="#666666"/>
    </style:style>
    <style:style style:name="T103_27" style:family="text">
      <style:text-properties fo:color="#666666"/>
    </style:style>
    <style:style style:name="T103_28" style:family="text">
      <style:text-properties fo:color="#666666"/>
    </style:style>
    <style:style style:name="T103_29" style:family="text">
      <style:text-properties fo:color="#666666"/>
    </style:style>
    <style:style style:name="T103_30" style:family="text">
      <style:text-properties fo:color="#666666"/>
    </style:style>
    <style:style style:name="T103_31" style:family="text">
      <style:text-properties fo:color="#666666"/>
    </style:style>
    <style:style style:name="T103_32" style:family="text">
      <style:text-properties fo:color="#666666"/>
    </style:style>
    <style:style style:name="T103_33" style:family="text">
      <style:text-properties fo:color="#666666"/>
    </style:style>
    <style:style style:name="T103_34" style:family="text">
      <style:text-properties fo:color="#666666"/>
    </style:style>
    <style:style style:name="T103_35" style:family="text">
      <style:text-properties fo:color="#666666"/>
    </style:style>
    <style:style style:name="T103_36" style:family="text">
      <style:text-properties fo:color="#666666"/>
    </style:style>
    <style:style style:name="T103_37" style:family="text">
      <style:text-properties fo:color="#666666"/>
    </style:style>
    <style:style style:name="T103_38" style:family="text">
      <style:text-properties fo:color="#666666"/>
    </style:style>
    <style:style style:name="T103_39" style:family="text">
      <style:text-properties fo:color="#666666"/>
    </style:style>
    <style:style style:name="T103_40" style:family="text">
      <style:text-properties fo:color="#666666"/>
    </style:style>
    <style:style style:name="T103_41" style:family="text">
      <style:text-properties fo:color="#666666"/>
    </style:style>
    <style:style style:name="P104" style:family="paragraph" style:parent-style-name="Standard">
      <style:paragraph-properties fo:text-align="left" fo:break-before="auto" fo:text-indent="0.635cm" fo:line-height="115%" fo:margin-top="0cm" fo:margin-left="0cm" fo:margin-right="0cm" style:writing-mode="lr-tb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06" style:family="paragraph" style:parent-style-name="Heading_20_1">
      <style:paragraph-properties fo:break-before="auto" fo:text-indent="0cm" fo:line-height="115%" fo:margin-lef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>
      <style:text-properties fo:color="#1155cc" style:text-underline-style="solid" style:text-underline-color="font-color"/>
    </style:style>
    <style:style style:name="T109_3" style:family="text"/>
    <style:style style:name="T109_4" style:family="text">
      <style:text-properties fo:color="#1155cc" style:text-underline-style="solid" style:text-underline-color="font-color"/>
    </style:style>
    <style:style style:name="T109_5" style:family="text"/>
    <style:style style:name="T109_6" style:family="text">
      <style:text-properties fo:color="#1155cc" style:text-underline-style="solid" style:text-underline-color="font-color"/>
    </style:style>
    <style:style style:name="T109_7" style:family="text"/>
    <style:style style:name="T109_8" style:family="text">
      <style:text-properties fo:color="#1155cc" style:text-underline-style="solid" style:text-underline-color="font-color"/>
    </style:style>
    <style:style style:name="T109_9" style:family="text"/>
    <style:style style:name="T109_10" style:family="text">
      <style:text-properties fo:color="#1155cc" style:text-underline-style="solid" style:text-underline-color="font-color"/>
    </style:style>
    <style:style style:name="T109_11" style:family="text"/>
    <style:style style:name="T109_12" style:family="text">
      <style:text-properties fo:color="#1155cc" style:text-underline-style="solid" style:text-underline-color="font-color"/>
    </style:style>
    <style:style style:name="T109_13" style:family="text"/>
    <style:style style:name="T109_14" style:family="text">
      <style:text-properties fo:color="#1155cc" style:text-underline-style="solid" style:text-underline-color="font-color"/>
    </style:style>
    <style:style style:name="T109_15" style:family="text"/>
    <style:style style:name="T109_16" style:family="text">
      <style:text-properties fo:color="#1155cc" style:text-underline-style="solid" style:text-underline-color="font-color"/>
    </style:style>
    <style:style style:name="T109_17" style:family="text"/>
    <style:style style:name="T109_18" style:family="text">
      <style:text-properties fo:color="#1155cc" style:text-underline-style="solid" style:text-underline-color="font-color"/>
    </style:style>
    <style:style style:name="T109_19" style:family="text"/>
    <style:style style:name="T109_20" style:family="text"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P120" style:family="paragraph" style:parent-style-name="Heading_20_1">
      <style:paragraph-properties fo:break-before="auto" fo:text-indent="0cm" fo:line-height="115%" fo:margin-lef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P121" style:family="paragraph" style:parent-style-name="Standard">
      <style:paragraph-properties fo:text-align="left" fo:break-before="auto" fo:text-indent="0.635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P123" style:family="paragraph" style:parent-style-name="Heading_20_2">
      <style:paragraph-properties fo:break-before="auto" fo:text-indent="0cm" fo:line-height="115%" fo:margin-left="0cm" style:writing-mode="lr-tb"/>
    </style:style>
    <style:style style:name="T123_1" style:family="text"/>
    <style:style style:name="P124" style:family="paragraph" style:parent-style-name="Heading_20_3">
      <style:paragraph-properties fo:break-before="auto" fo:text-indent="0cm" fo:line-height="115%" fo:margin-left="0cm" style:writing-mode="lr-tb"/>
    </style:style>
    <style:style style:name="T124_1" style:family="text"/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P127" style:family="paragraph" style:parent-style-name="Standard">
      <style:paragraph-properties fo:text-align="left" fo:break-before="auto" fo:text-indent="0.635cm" fo:line-height="115%" fo:margin-top="0cm" fo:margin-bottom="0cm" fo:margin-left="0cm" fo:margin-right="0cm" style:writing-mode="lr-tb"/>
    </style:style>
    <style:style style:name="P128" style:family="paragraph" style:parent-style-name="Heading_20_3">
      <style:paragraph-properties fo:break-before="auto" fo:text-indent="0cm" fo:line-height="115%" fo:margin-left="0cm" style:writing-mode="lr-tb"/>
    </style:style>
    <style:style style:name="T128_1" style:family="text"/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34" style:family="paragraph" style:parent-style-name="Heading_20_3">
      <style:paragraph-properties fo:break-before="auto" fo:text-indent="0cm" fo:line-height="115%" fo:margin-left="0cm" style:writing-mode="lr-tb"/>
    </style:style>
    <style:style style:name="T134_1" style:family="text"/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P137" style:family="paragraph" style:parent-style-name="Standard">
      <style:paragraph-properties fo:text-align="left" fo:break-before="auto" fo:text-indent="0.635cm" fo:line-height="115%" fo:margin-top="0cm" fo:margin-left="0cm" fo:margin-right="0cm" style:writing-mode="lr-tb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42" style:family="paragraph" style:parent-style-name="Heading_20_2">
      <style:paragraph-properties fo:break-before="auto" fo:text-indent="0cm" fo:line-height="115%" fo:margin-left="0cm" style:writing-mode="lr-tb"/>
    </style:style>
    <style:style style:name="T142_1" style:family="text"/>
    <style:style style:name="P143" style:family="paragraph" style:parent-style-name="Heading_20_3">
      <style:paragraph-properties fo:break-before="auto" fo:text-indent="0cm" fo:line-height="115%" fo:margin-left="0cm" style:writing-mode="lr-tb"/>
    </style:style>
    <style:style style:name="T143_1" style:family="text"/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</office:automatic-styles>
  <office:body>
    <office:text>
      <text:p text:style-name="P1"/>
      <text:p text:style-name="P2"><text:bookmark-start text:name="h.kqkvtwhtqun1"/><text:bookmark-end text:name="h.kqkvtwhtqun1"/><text:span text:style-name="T2_1">Algoritmos</text:span><text:span text:style-name="T2_2"><text:s/></text:span><text:span text:style-name="T2_3">y</text:span><text:span text:style-name="T2_4"><text:s/></text:span><text:span text:style-name="T2_5">programación</text:span><text:span text:style-name="T2_6"><text:s/>3</text:span></text:p>
      <text:p text:style-name="P3"><text:bookmark-start text:name="h.7ucjicmu6q0j"/><text:bookmark-end text:name="h.7ucjicmu6q0j"/><text:span text:style-name="T3_1">Trabajo</text:span><text:span text:style-name="T3_2"><text:s/></text:span><text:span text:style-name="T3_3">práctico</text:span><text:span text:style-name="T3_4"><text:s/>1<text:s/></text:span><text:span text:style-name="T3_5">Java</text:span><text:span text:style-name="T3_6">:<text:s/></text:span></text:p>
      <text:p text:style-name="P4"><text:bookmark-start text:name="h.x2palkokjebv"/><text:bookmark-end text:name="h.x2palkokjebv"/><text:span text:style-name="T4_1">AlgoMail</text:span></text:p>
      <text:p text:style-name="P5"><text:bookmark-start text:name="h.kbwlalvqi775"/><text:bookmark-end text:name="h.kbwlalvqi775"/><text:span text:style-name="T5_1">2016-1</text:span><text:span text:style-name="T5_2">c</text:span></text:p>
      <text:p text:style-name="P6"><text:span text:style-name="T6_1">(</text:span><text:span text:style-name="T6_2">trabajo</text:span><text:span text:style-name="T6_3"><text:s/></text:span><text:span text:style-name="T6_4">individual</text:span><text:span text:style-name="T6_5">)</text:span></text:p>
      <text:h text:style-name="P7" text:outline-level="10"><text:bookmark-start text:name="h.5i5t73zaw9nn"/><text:bookmark-end text:name="h.5i5t73zaw9nn"/></text:h>
      <text:p text:style-name="P8"><text:span text:style-name="T8_1">Fecha</text:span><text:span text:style-name="T8_2"><text:s/></text:span><text:span text:style-name="T8_3">de</text:span><text:span text:style-name="T8_4"><text:s/></text:span><text:span text:style-name="T8_5">entrega</text:span><text:span text:style-name="T8_6">:<text:s/></text:span></text:p>
      <text:p text:style-name="P9"><text:span text:style-name="T9_1">lunes</text:span><text:span text:style-name="T9_2"><text:s/>23<text:s/></text:span><text:span text:style-name="T9_3">de</text:span><text:span text:style-name="T9_4"><text:s/></text:span><text:span text:style-name="T9_5">mayo</text:span></text:p>
      <text:p text:style-name="P10"/>
      <text:p text:style-name="P11"/>
      <text:p text:style-name="P12"/>
      <text:p text:style-name="P13"/>
      <text:p text:style-name="P14"><text:span text:style-name="T14_1">Nombre</text:span><text:span text:style-name="T14_2">:</text:span></text:p>
      <text:p text:style-name="P15"/>
      <text:p text:style-name="P16"><text:span text:style-name="T16_1">Padrón</text:span><text:span text:style-name="T16_2">:</text:span></text:p>
      <text:p text:style-name="P17"/>
      <text:p text:style-name="P18"><text:span text:style-name="T18_1">Email</text:span><text:span text:style-name="T18_2">:</text:span></text:p>
      <text:p text:style-name="P19"/>
      <text:p text:style-name="P20"><text:span text:style-name="T20_1">Calificación</text:span><text:span text:style-name="T20_2">:</text:span></text:p>
      <text:p text:style-name="P21"/>
      <text:p text:style-name="P22"><text:span text:style-name="T22_1">Corrector</text:span><text:span text:style-name="T22_2">:</text:span></text:p>
      <text:p text:style-name="P23"/>
      <text:p text:style-name="P24"/>
      <text:p text:style-name="P25"/>
      <text:p text:style-name="P26"/>
      <text:p text:style-name="P27"><text:span text:style-name="T27_1"><text:a xlink:type="simple" xlink:href="#h.7eb8uz5tbqyh"><text:span text:style-name="T27_2">Introducción</text:span></text:a></text:span></text:p>
      <text:p text:style-name="P28"><text:span text:style-name="T28_1"><text:a xlink:type="simple" xlink:href="#h.g9msn02n0zc7"><text:span text:style-name="T28_2">Objetivo</text:span></text:a></text:span><text:span text:style-name="T28_3"><text:a xlink:type="simple" xlink:href="#h.g9msn02n0zc7"><text:span text:style-name="T28_4"><text:s/></text:span></text:a></text:span><text:span text:style-name="T28_5"><text:a xlink:type="simple" xlink:href="#h.g9msn02n0zc7"><text:span text:style-name="T28_6">del</text:span></text:a></text:span><text:span text:style-name="T28_7"><text:a xlink:type="simple" xlink:href="#h.g9msn02n0zc7"><text:span text:style-name="T28_8"><text:s/></text:span></text:a></text:span><text:span text:style-name="T28_9"><text:a xlink:type="simple" xlink:href="#h.g9msn02n0zc7"><text:span text:style-name="T28_10">trabajo</text:span></text:a></text:span></text:p>
      <text:p text:style-name="P29"><text:span text:style-name="T29_1"><text:a xlink:type="simple" xlink:href="#h.rfc6cab0r7uo"><text:span text:style-name="T29_2">Consigna</text:span></text:a></text:span></text:p>
      <text:p text:style-name="P30"><text:span text:style-name="T30_1"><text:a xlink:type="simple" xlink:href="#h.bafec6oebuor"><text:span text:style-name="T30_2">Alcance</text:span></text:a></text:span></text:p>
      <text:p text:style-name="P31"><text:span text:style-name="T31_1"><text:a xlink:type="simple" xlink:href="#h.hq4adfjsfhzl"><text:span text:style-name="T31_2">Informe</text:span></text:a></text:span></text:p>
      <text:p text:style-name="P32"><text:span text:style-name="T32_1"><text:a xlink:type="simple" xlink:href="#h.vj0lxwyygumd"><text:span text:style-name="T32_2">Supuestos</text:span></text:a></text:span></text:p>
      <text:p text:style-name="P33"><text:span text:style-name="T33_1"><text:a xlink:type="simple" xlink:href="#h.ecynjblhgm6q"><text:span text:style-name="T33_2">Modelo</text:span></text:a></text:span><text:span text:style-name="T33_3"><text:a xlink:type="simple" xlink:href="#h.ecynjblhgm6q"><text:span text:style-name="T33_4"><text:s/></text:span></text:a></text:span><text:span text:style-name="T33_5"><text:a xlink:type="simple" xlink:href="#h.ecynjblhgm6q"><text:span text:style-name="T33_6">de</text:span></text:a></text:span><text:span text:style-name="T33_7"><text:a xlink:type="simple" xlink:href="#h.ecynjblhgm6q"><text:span text:style-name="T33_8"><text:s/></text:span></text:a></text:span><text:span text:style-name="T33_9"><text:a xlink:type="simple" xlink:href="#h.ecynjblhgm6q"><text:span text:style-name="T33_10">dominio</text:span></text:a></text:span></text:p>
      <text:p text:style-name="P34"><text:span text:style-name="T34_1"><text:a xlink:type="simple" xlink:href="#h.nspcwtfygv3o"><text:span text:style-name="T34_2">Diagramas</text:span></text:a></text:span><text:span text:style-name="T34_3"><text:a xlink:type="simple" xlink:href="#h.nspcwtfygv3o"><text:span text:style-name="T34_4"><text:s/></text:span></text:a></text:span><text:span text:style-name="T34_5"><text:a xlink:type="simple" xlink:href="#h.nspcwtfygv3o"><text:span text:style-name="T34_6">de</text:span></text:a></text:span><text:span text:style-name="T34_7"><text:a xlink:type="simple" xlink:href="#h.nspcwtfygv3o"><text:span text:style-name="T34_8"><text:s/></text:span></text:a></text:span><text:span text:style-name="T34_9"><text:a xlink:type="simple" xlink:href="#h.nspcwtfygv3o"><text:span text:style-name="T34_10">clases</text:span></text:a></text:span></text:p>
      <text:p text:style-name="P35"><text:span text:style-name="T35_1"><text:a xlink:type="simple" xlink:href="#h.5ibuq4tbbj5j"><text:span text:style-name="T35_2">Detalles</text:span></text:a></text:span><text:span text:style-name="T35_3"><text:a xlink:type="simple" xlink:href="#h.5ibuq4tbbj5j"><text:span text:style-name="T35_4"><text:s/></text:span></text:a></text:span><text:span text:style-name="T35_5"><text:a xlink:type="simple" xlink:href="#h.5ibuq4tbbj5j"><text:span text:style-name="T35_6">de</text:span></text:a></text:span><text:span text:style-name="T35_7"><text:a xlink:type="simple" xlink:href="#h.5ibuq4tbbj5j"><text:span text:style-name="T35_8"><text:s/></text:span></text:a></text:span><text:span text:style-name="T35_9"><text:a xlink:type="simple" xlink:href="#h.5ibuq4tbbj5j"><text:span text:style-name="T35_10">implementación</text:span></text:a></text:span></text:p>
      <text:p text:style-name="P36"><text:span text:style-name="T36_1"><text:a xlink:type="simple" xlink:href="#h.s6mybycr0i3i"><text:span text:style-name="T36_2">Excepciones</text:span></text:a></text:span></text:p>
      <text:p text:style-name="P37"><text:span text:style-name="T37_1"><text:a xlink:type="simple" xlink:href="#h.7inwqh1ish2h"><text:span text:style-name="T37_2">Diagramas</text:span></text:a></text:span><text:span text:style-name="T37_3"><text:a xlink:type="simple" xlink:href="#h.7inwqh1ish2h"><text:span text:style-name="T37_4"><text:s/></text:span></text:a></text:span><text:span text:style-name="T37_5"><text:a xlink:type="simple" xlink:href="#h.7inwqh1ish2h"><text:span text:style-name="T37_6">de</text:span></text:a></text:span><text:span text:style-name="T37_7"><text:a xlink:type="simple" xlink:href="#h.7inwqh1ish2h"><text:span text:style-name="T37_8"><text:s/></text:span></text:a></text:span><text:span text:style-name="T37_9"><text:a xlink:type="simple" xlink:href="#h.7inwqh1ish2h"><text:span text:style-name="T37_10">secuencia</text:span></text:a></text:span></text:p>
      <text:p text:style-name="P38"><text:span text:style-name="T38_1"><text:a xlink:type="simple" xlink:href="#h.x1ohive8uq5g"><text:span text:style-name="T38_2">Forma</text:span></text:a></text:span><text:span text:style-name="T38_3"><text:a xlink:type="simple" xlink:href="#h.x1ohive8uq5g"><text:span text:style-name="T38_4"><text:s/></text:span></text:a></text:span><text:span text:style-name="T38_5"><text:a xlink:type="simple" xlink:href="#h.x1ohive8uq5g"><text:span text:style-name="T38_6">de</text:span></text:a></text:span><text:span text:style-name="T38_7"><text:a xlink:type="simple" xlink:href="#h.x1ohive8uq5g"><text:span text:style-name="T38_8"><text:s/></text:span></text:a></text:span><text:span text:style-name="T38_9"><text:a xlink:type="simple" xlink:href="#h.x1ohive8uq5g"><text:span text:style-name="T38_10">Entrega</text:span></text:a></text:span></text:p>
      <text:p text:style-name="P39"><text:span text:style-name="T39_1"><text:a xlink:type="simple" xlink:href="#h.geazv7165lh0"><text:span text:style-name="T39_2">Checklist</text:span></text:a></text:span><text:span text:style-name="T39_3"><text:a xlink:type="simple" xlink:href="#h.geazv7165lh0"><text:span text:style-name="T39_4"><text:s/></text:span></text:a></text:span><text:span text:style-name="T39_5"><text:a xlink:type="simple" xlink:href="#h.geazv7165lh0"><text:span text:style-name="T39_6">de</text:span></text:a></text:span><text:span text:style-name="T39_7"><text:a xlink:type="simple" xlink:href="#h.geazv7165lh0"><text:span text:style-name="T39_8"><text:s/></text:span></text:a></text:span><text:span text:style-name="T39_9"><text:a xlink:type="simple" xlink:href="#h.geazv7165lh0"><text:span text:style-name="T39_10">corrección</text:span></text:a></text:span></text:p>
      <text:p text:style-name="P40"><text:span text:style-name="T40_1"><text:a xlink:type="simple" xlink:href="#h.iz6ldlyb0o84"><text:span text:style-name="T40_2">Carpeta</text:span></text:a></text:span></text:p>
      <text:p text:style-name="P41"><text:span text:style-name="T41_1"><text:a xlink:type="simple" xlink:href="#h.1ggp9xky10g5"><text:span text:style-name="T41_2">Generalidades</text:span></text:a></text:span></text:p>
      <text:p text:style-name="P42"><text:span text:style-name="T42_1"><text:a xlink:type="simple" xlink:href="#h.8blb0cmjhbd1"><text:span text:style-name="T42_2">Modelo</text:span></text:a></text:span></text:p>
      <text:p text:style-name="P43"><text:span text:style-name="T43_1"><text:a xlink:type="simple" xlink:href="#h.amyb77fpuckk"><text:span text:style-name="T43_2">Diagramas</text:span></text:a></text:span></text:p>
      <text:p text:style-name="P44"><text:span text:style-name="T44_1"><text:a xlink:type="simple" xlink:href="#h.xtmgw4oov6i"><text:span text:style-name="T44_2">Código</text:span></text:a></text:span></text:p>
      <text:p text:style-name="P45"><text:span text:style-name="T45_1"><text:a xlink:type="simple" xlink:href="#h.xuljpjhwfamz"><text:span text:style-name="T45_2">Generalidades</text:span></text:a></text:span></text:p>
      <text:p text:style-name="P46"/>
      <text:p text:style-name="P47"/>
      <text:h text:style-name="P48" text:outline-level="10"><text:bookmark-start text:name="h.tzctna5ak27y"/><text:bookmark-end text:name="h.tzctna5ak27y"/></text:h>
      <text:h text:style-name="P49" text:outline-level="10"><text:bookmark-start text:name="h.7eb8uz5tbqyh"/><text:bookmark-end text:name="h.7eb8uz5tbqyh"/><text:bookmark-start text:name="h.z50tegi92x4s"/><text:bookmark-end text:name="h.z50tegi92x4s"/><text:span text:style-name="T49_1">Introducción</text:span></text:h>
      <text:h text:style-name="P50" text:outline-level="10"><text:bookmark-start text:name="h.y94bt6os6ma2"/><text:bookmark-end text:name="h.y94bt6os6ma2"/><text:span text:style-name="T50_1">Objetivo</text:span><text:span text:style-name="T50_2"><text:s/></text:span><text:span text:style-name="T50_3">del</text:span><text:span text:style-name="T50_4"><text:s/></text:span><text:span text:style-name="T50_5">trabajo</text:span></text:h>
      <text:p text:style-name="P51"/>
      <text:p text:style-name="P52"><text:span text:style-name="T52_1">Aplicar</text:span><text:span text:style-name="T52_2"><text:s/></text:span><text:span text:style-name="T52_3">los</text:span><text:span text:style-name="T52_4"><text:s/></text:span><text:span text:style-name="T52_5">conceptos</text:span><text:span text:style-name="T52_6"><text:s/></text:span><text:span text:style-name="T52_7">enseñados</text:span><text:span text:style-name="T52_8"><text:s/></text:span><text:span text:style-name="T52_9">en</text:span><text:span text:style-name="T52_10"><text:s/></text:span><text:span text:style-name="T52_11">la</text:span><text:span text:style-name="T52_12"><text:s/></text:span><text:span text:style-name="T52_13">materia</text:span><text:span text:style-name="T52_14"><text:s/></text:span><text:span text:style-name="T52_15">a</text:span><text:span text:style-name="T52_16"><text:s/></text:span><text:span text:style-name="T52_17">la</text:span><text:span text:style-name="T52_18"><text:s/></text:span><text:span text:style-name="T52_19">resolución</text:span><text:span text:style-name="T52_20"><text:s/></text:span><text:span text:style-name="T52_21">de</text:span><text:span text:style-name="T52_22"><text:s/></text:span><text:span text:style-name="T52_23">un</text:span><text:span text:style-name="T52_24"><text:s/></text:span><text:span text:style-name="T52_25">problema</text:span><text:span text:style-name="T52_26">,<text:s/></text:span><text:span text:style-name="T52_27">trabajando</text:span><text:span text:style-name="T52_28"><text:s/></text:span><text:span text:style-name="T52_29">individualmente</text:span><text:span text:style-name="T52_30"><text:s/></text:span><text:span text:style-name="T52_31">utilizando</text:span><text:span text:style-name="T52_32"><text:s/></text:span><text:span text:style-name="T52_33">Java</text:span><text:span text:style-name="T52_34">.</text:span></text:p>
      <text:p text:style-name="P53"/>
      <text:h text:style-name="P54" text:outline-level="10"><text:bookmark-start text:name="h.jr2zu8bw6mg8"/><text:bookmark-end text:name="h.jr2zu8bw6mg8"/><text:span text:style-name="T54_1">Consigna</text:span></text:h>
      <text:p text:style-name="P55"/>
      <text:p text:style-name="P56"><text:span text:style-name="T56_1">Desarrollar</text:span><text:span text:style-name="T56_2"><text:s/></text:span><text:span text:style-name="T56_3">un</text:span><text:span text:style-name="T56_4"><text:s/></text:span><text:span text:style-name="T56_5">posible</text:span><text:span text:style-name="T56_6"><text:s/></text:span><text:span text:style-name="T56_7">modelo</text:span><text:span text:style-name="T56_8"><text:s/></text:span><text:span text:style-name="T56_9">de</text:span><text:span text:style-name="T56_10"><text:s/></text:span><text:span text:style-name="T56_11">clases</text:span><text:span text:style-name="T56_12"><text:s/></text:span><text:span text:style-name="T56_13">utilizando</text:span><text:span text:style-name="T56_14"><text:s/></text:span><text:span text:style-name="T56_15">TDD</text:span><text:span text:style-name="T56_16">,<text:s/></text:span><text:span text:style-name="T56_17">del</text:span><text:span text:style-name="T56_18"><text:s/></text:span><text:span text:style-name="T56_19">sistema</text:span><text:span text:style-name="T56_20"><text:s/></text:span><text:span text:style-name="T56_21">de</text:span><text:span text:style-name="T56_22"><text:s/></text:span><text:span text:style-name="T56_23">calendario</text:span><text:span text:style-name="T56_24">.<text:s/></text:span><text:span text:style-name="T56_25">Las</text:span><text:span text:style-name="T56_26"><text:s/></text:span><text:span text:style-name="T56_27">especificaciones</text:span><text:span text:style-name="T56_28"><text:s/></text:span><text:span text:style-name="T56_29">son</text:span><text:span text:style-name="T56_30"><text:s/></text:span><text:span text:style-name="T56_31">un</text:span><text:span text:style-name="T56_32"><text:s/></text:span><text:span text:style-name="T56_33">archivo</text:span><text:span text:style-name="T56_34"><text:s/></text:span><text:span text:style-name="T56_35">de</text:span><text:span text:style-name="T56_36"><text:s/></text:span><text:span text:style-name="T56_37">pruebas</text:span><text:span text:style-name="T56_38"><text:s/></text:span><text:span text:style-name="T56_39">JUnit</text:span><text:span text:style-name="T56_40"><text:s/>(.</text:span><text:span text:style-name="T56_41">java</text:span><text:span text:style-name="T56_42">)<text:s/></text:span><text:span text:style-name="T56_43">junto</text:span><text:span text:style-name="T56_44"><text:s/></text:span><text:span text:style-name="T56_45">a</text:span><text:span text:style-name="T56_46"><text:s/></text:span><text:span text:style-name="T56_47">este</text:span><text:span text:style-name="T56_48"><text:s/></text:span><text:span text:style-name="T56_49">enunciado</text:span><text:span text:style-name="T56_50"><text:s/></text:span><text:span text:style-name="T56_51">en</text:span><text:span text:style-name="T56_52"><text:s/></text:span><text:span text:style-name="T56_53">el</text:span><text:span text:style-name="T56_54"><text:s/></text:span><text:span text:style-name="T56_55">sistema</text:span><text:span text:style-name="T56_56"><text:s/></text:span><text:span text:style-name="T56_57">Alfred</text:span><text:span text:style-name="T56_58"><text:s/></text:span><text:span text:style-name="T56_59">o</text:span><text:span text:style-name="T56_60"><text:s/></text:span><text:span text:style-name="T56_61">en</text:span><text:span text:style-name="T56_62"><text:s/></text:span><text:span text:style-name="T56_63">el</text:span><text:span text:style-name="T56_64"><text:s/></text:span><text:span text:style-name="T56_65">Campus</text:span><text:span text:style-name="T56_66"><text:s/></text:span><text:span text:style-name="T56_67">y</text:span><text:span text:style-name="T56_68"><text:s/></text:span><text:span text:style-name="T56_69">están</text:span><text:span text:style-name="T56_70"><text:s/></text:span><text:span text:style-name="T56_71">dadas</text:span><text:span text:style-name="T56_72"><text:s/></text:span><text:span text:style-name="T56_73">en</text:span><text:span text:style-name="T56_74"><text:s/></text:span><text:span text:style-name="T56_75">forma</text:span><text:span text:style-name="T56_76"><text:s/></text:span><text:span text:style-name="T56_77">de</text:span><text:span text:style-name="T56_78"><text:s/></text:span><text:span text:style-name="T56_79">pruebas</text:span><text:span text:style-name="T56_80"><text:s/></text:span><text:span text:style-name="T56_81">de</text:span><text:span text:style-name="T56_82"><text:s/></text:span><text:span text:style-name="T56_83">integración</text:span><text:span text:style-name="T56_84">.<text:s/></text:span><text:span text:style-name="T56_85">Se</text:span><text:span text:style-name="T56_86"><text:s/></text:span><text:span text:style-name="T56_87">espera</text:span><text:span text:style-name="T56_88"><text:s/></text:span><text:span text:style-name="T56_89">que</text:span><text:span text:style-name="T56_90"><text:s/></text:span><text:span text:style-name="T56_91">el</text:span><text:span text:style-name="T56_92"><text:s/></text:span><text:span text:style-name="T56_93">alumno</text:span><text:span text:style-name="T56_94"><text:s/></text:span><text:span text:style-name="T56_95">genere</text:span><text:span text:style-name="T56_96"><text:s/></text:span><text:span text:style-name="T56_97">una</text:span><text:span text:style-name="T56_98"><text:s/></text:span><text:span text:style-name="T56_99">solución</text:span><text:span text:style-name="T56_100"><text:s/></text:span><text:span text:style-name="T56_101">que</text:span><text:span text:style-name="T56_102"><text:s/></text:span><text:span text:style-name="T56_103">permita</text:span><text:span text:style-name="T56_104"><text:s/></text:span><text:span text:style-name="T56_105">ejecutar</text:span><text:span text:style-name="T56_106"><text:s/></text:span><text:span text:style-name="T56_107">exitosamente</text:span><text:span text:style-name="T56_108"><text:s/></text:span><text:span text:style-name="T56_109">las</text:span><text:span text:style-name="T56_110"><text:s/></text:span><text:span text:style-name="T56_111">pruebas</text:span><text:span text:style-name="T56_112"><text:s/></text:span><text:span text:style-name="T56_113">especificadas</text:span><text:span text:style-name="T56_114"><text:s/></text:span><text:span text:style-name="T56_115">y</text:span><text:span text:style-name="T56_116"><text:s/></text:span><text:span text:style-name="T56_117">que</text:span><text:span text:style-name="T56_118"><text:s/></text:span><text:span text:style-name="T56_119">adicionalmente</text:span><text:span text:style-name="T56_120"><text:s/></text:span><text:span text:style-name="T56_121">cuente</text:span><text:span text:style-name="T56_122"><text:s/></text:span><text:span text:style-name="T56_123">con</text:span><text:span text:style-name="T56_124"><text:s/></text:span><text:span text:style-name="T56_125">pruebas</text:span><text:span text:style-name="T56_126"><text:s/></text:span><text:span text:style-name="T56_127">unitarias</text:span><text:span text:style-name="T56_128"><text:s/></text:span><text:span text:style-name="T56_129">y</text:span><text:span text:style-name="T56_130"><text:s/></text:span><text:span text:style-name="T56_131">de</text:span><text:span text:style-name="T56_132"><text:s/></text:span><text:span text:style-name="T56_133">integración</text:span><text:span text:style-name="T56_134"><text:s/></text:span><text:span text:style-name="T56_135">que</text:span><text:span text:style-name="T56_136"><text:s/></text:span><text:span text:style-name="T56_137">cubran</text:span><text:span text:style-name="T56_138"><text:s/></text:span><text:span text:style-name="T56_139">la</text:span><text:span text:style-name="T56_140"><text:s/></text:span><text:span text:style-name="T56_141">totalidad</text:span><text:span text:style-name="T56_142"><text:s/></text:span><text:span text:style-name="T56_143">del</text:span><text:span text:style-name="T56_144"><text:s/></text:span><text:span text:style-name="T56_145">modelo</text:span><text:span text:style-name="T56_146">.</text:span></text:p>
      <text:p text:style-name="P57"/>
      <text:h text:style-name="P58" text:outline-level="10"><text:bookmark-start text:name="h.nsiev0ln9k13"/><text:bookmark-end text:name="h.nsiev0ln9k13"/><text:span text:style-name="T58_1">Alcance</text:span></text:h>
      <text:p text:style-name="P59"/>
      <text:p text:style-name="P60"><text:span text:style-name="T60_1">Se</text:span><text:span text:style-name="T60_2"><text:s/></text:span><text:span text:style-name="T60_3">deberá</text:span><text:span text:style-name="T60_4"><text:s/></text:span><text:span text:style-name="T60_5">desarrollar</text:span><text:span text:style-name="T60_6"><text:s/></text:span><text:span text:style-name="T60_7">el</text:span><text:span text:style-name="T60_8"><text:s/></text:span><text:span text:style-name="T60_9">modelo</text:span><text:span text:style-name="T60_10"><text:s/></text:span><text:span text:style-name="T60_11">completo</text:span><text:span text:style-name="T60_12"><text:s/></text:span><text:span text:style-name="T60_13">de</text:span><text:span text:style-name="T60_14"><text:s/></text:span><text:span text:style-name="T60_15">la</text:span><text:span text:style-name="T60_16"><text:s/></text:span><text:span text:style-name="T60_17">aplicación</text:span><text:span text:style-name="T60_18">.</text:span></text:p>
      <text:p text:style-name="P61"/>
      <text:p text:style-name="P62"><text:span text:style-name="T62_1">Deberá</text:span><text:span text:style-name="T62_2"><text:s/></text:span><text:span text:style-name="T62_3">entregarse</text:span><text:span text:style-name="T62_4">:</text:span></text:p>
      <text:list text:style-name="LS1" xml:id="list0">
        <text:list-item>
          <text:p text:style-name="P63"><text:span text:style-name="T63_1">todas</text:span><text:span text:style-name="T63_2"><text:s/></text:span><text:span text:style-name="T63_3">las</text:span><text:span text:style-name="T63_4"><text:s/></text:span><text:span text:style-name="T63_5">clases</text:span><text:span text:style-name="T63_6"><text:s/></text:span><text:span text:style-name="T63_7">con</text:span><text:span text:style-name="T63_8"><text:s/></text:span><text:span text:style-name="T63_9">sus</text:span><text:span text:style-name="T63_10"><text:s/></text:span><text:span text:style-name="T63_11">métodos</text:span><text:span text:style-name="T63_12">,<text:s/></text:span><text:span text:style-name="T63_13">organizados</text:span><text:span text:style-name="T63_14"><text:s/></text:span><text:span text:style-name="T63_15">en</text:span><text:span text:style-name="T63_16"><text:s/></text:span><text:span text:style-name="T63_17">una</text:span><text:span text:style-name="T63_18"><text:s/></text:span><text:span text:style-name="T63_19">o</text:span><text:span text:style-name="T63_20"><text:s/></text:span><text:span text:style-name="T63_21">más</text:span><text:span text:style-name="T63_22"><text:s/></text:span><text:span text:style-name="T63_23">categorías</text:span><text:span text:style-name="T63_24"><text:s/></text:span><text:span text:style-name="T63_25">según</text:span><text:span text:style-name="T63_26"><text:s/></text:span><text:span text:style-name="T63_27">criterio</text:span><text:span text:style-name="T63_28"><text:s/></text:span><text:span text:style-name="T63_29">del</text:span><text:span text:style-name="T63_30"><text:s/></text:span><text:span text:style-name="T63_31">alumno</text:span><text:span text:style-name="T63_32">.</text:span></text:p>
        </text:list-item>
        <text:list-item>
          <text:p text:style-name="P64"><text:span text:style-name="T64_1">conjunto</text:span><text:span text:style-name="T64_2"><text:s/></text:span><text:span text:style-name="T64_3">de</text:span><text:span text:style-name="T64_4"><text:s/></text:span><text:span text:style-name="T64_5">pruebas</text:span><text:span text:style-name="T64_6"><text:s/></text:span><text:span text:style-name="T64_7">unitarias</text:span><text:span text:style-name="T64_8"><text:s/></text:span><text:span text:style-name="T64_9">que</text:span><text:span text:style-name="T64_10"><text:s/></text:span><text:span text:style-name="T64_11">muestren</text:span><text:span text:style-name="T64_12"><text:s/></text:span><text:span text:style-name="T64_13">el</text:span><text:span text:style-name="T64_14"><text:s/></text:span><text:span text:style-name="T64_15">uso</text:span><text:span text:style-name="T64_16"><text:s/></text:span><text:span text:style-name="T64_17">de</text:span><text:span text:style-name="T64_18"><text:s/></text:span><text:span text:style-name="T64_19">las</text:span><text:span text:style-name="T64_20"><text:s/></text:span><text:span text:style-name="T64_21">clases</text:span><text:span text:style-name="T64_22"><text:s/></text:span><text:span text:style-name="T64_23">desarrolladas</text:span><text:span text:style-name="T64_24"><text:s/></text:span><text:span text:style-name="T64_25">y</text:span><text:span text:style-name="T64_26"><text:s/></text:span><text:span text:style-name="T64_27">su</text:span><text:span text:style-name="T64_28"><text:s/></text:span><text:span text:style-name="T64_29">correcto</text:span><text:span text:style-name="T64_30"><text:s/></text:span><text:span text:style-name="T64_31">funcionamiento</text:span><text:span text:style-name="T64_32">.</text:span></text:p>
        </text:list-item>
        <text:list-item>
          <text:p text:style-name="P65"><text:span text:style-name="T65_1">documentación</text:span><text:span text:style-name="T65_2"><text:s/></text:span><text:span text:style-name="T65_3">completa</text:span><text:span text:style-name="T65_4"><text:s/></text:span><text:span text:style-name="T65_5">del</text:span><text:span text:style-name="T65_6"><text:s/></text:span><text:span text:style-name="T65_7">diseño</text:span><text:span text:style-name="T65_8"><text:s/></text:span><text:span text:style-name="T65_9">de</text:span><text:span text:style-name="T65_10"><text:s/></text:span><text:span text:style-name="T65_11">clases</text:span><text:span text:style-name="T65_12"><text:s/></text:span><text:span text:style-name="T65_13">incluyendo</text:span><text:span text:style-name="T65_14"><text:s/></text:span><text:span text:style-name="T65_15">diagramas</text:span><text:span text:style-name="T65_16"><text:s/></text:span><text:span text:style-name="T65_17">UML</text:span><text:span text:style-name="T65_18"><text:s/></text:span><text:span text:style-name="T65_19">de</text:span><text:span text:style-name="T65_20"><text:s/></text:span><text:span text:style-name="T65_21">clases</text:span><text:span text:style-name="T65_22"><text:s/></text:span><text:span text:style-name="T65_23">y</text:span><text:span text:style-name="T65_24"><text:s/></text:span><text:span text:style-name="T65_25">secuencia</text:span><text:span text:style-name="T65_26">.</text:span></text:p>
        </text:list-item>
      </text:list>
      <text:p text:style-name="P66"/>
      <text:p text:style-name="P67"><text:span text:style-name="T67_1">Se</text:span><text:span text:style-name="T67_2"><text:s/></text:span><text:span text:style-name="T67_3">deberá</text:span><text:span text:style-name="T67_4"><text:s/></text:span><text:span text:style-name="T67_5">desarrollar</text:span><text:span text:style-name="T67_6"><text:s/></text:span><text:span text:style-name="T67_7">el</text:span><text:span text:style-name="T67_8"><text:s/></text:span><text:span text:style-name="T67_9">modelo</text:span><text:span text:style-name="T67_10"><text:s/></text:span><text:span text:style-name="T67_11">completo</text:span><text:span text:style-name="T67_12"><text:s/></text:span><text:span text:style-name="T67_13">de</text:span><text:span text:style-name="T67_14"><text:s/></text:span><text:span text:style-name="T67_15">la</text:span><text:span text:style-name="T67_16"><text:s/></text:span><text:span text:style-name="T67_17">aplicación</text:span><text:span text:style-name="T67_18">,<text:s/></text:span><text:span text:style-name="T67_19">sin</text:span><text:span text:style-name="T67_20"><text:s/></text:span><text:span text:style-name="T67_21">incluir</text:span><text:span text:style-name="T67_22"><text:s/></text:span><text:span text:style-name="T67_23">la</text:span><text:span text:style-name="T67_24"><text:s/></text:span><text:span text:style-name="T67_25">interfaz</text:span><text:span text:style-name="T67_26"><text:s/></text:span><text:span text:style-name="T67_27">gráfica</text:span><text:span text:style-name="T67_28">.</text:span></text:p>
      <text:p text:style-name="P68"><text:span text:style-name="T68_1">Para</text:span><text:span text:style-name="T68_2"><text:s/></text:span><text:span text:style-name="T68_3">esto</text:span><text:span text:style-name="T68_4"><text:s/></text:span><text:span text:style-name="T68_5">se</text:span><text:span text:style-name="T68_6"><text:s/></text:span><text:span text:style-name="T68_7">especificará</text:span><text:span text:style-name="T68_8"><text:s/></text:span><text:span text:style-name="T68_9">una</text:span><text:span text:style-name="T68_10"><text:s/></text:span><text:span text:style-name="T68_11">API</text:span><text:span text:style-name="T68_12"><text:s/></text:span><text:span text:style-name="T68_13">la</text:span><text:span text:style-name="T68_14"><text:s/></text:span><text:span text:style-name="T68_15">cual</text:span><text:span text:style-name="T68_16"><text:s/></text:span><text:span text:style-name="T68_17">estará</text:span><text:span text:style-name="T68_18"><text:s/></text:span><text:span text:style-name="T68_19">descrita</text:span><text:span text:style-name="T68_20"><text:s/></text:span><text:span text:style-name="T68_21">por</text:span><text:span text:style-name="T68_22"><text:s/></text:span><text:span text:style-name="T68_23">un</text:span><text:span text:style-name="T68_24"><text:s/></text:span><text:span text:style-name="T68_25">conjunto</text:span><text:span text:style-name="T68_26"><text:s/></text:span><text:span text:style-name="T68_27">de</text:span><text:span text:style-name="T68_28"><text:s/></text:span><text:span text:style-name="T68_29">pruebas</text:span><text:span text:style-name="T68_30"><text:s/></text:span><text:span text:style-name="T68_31">de</text:span><text:span text:style-name="T68_32"><text:s/></text:span><text:span text:style-name="T68_33">integración</text:span><text:span text:style-name="T68_34">.<text:s text:c="2"/></text:span><text:span text:style-name="T68_35">Este</text:span><text:span text:style-name="T68_36"><text:s/></text:span><text:span text:style-name="T68_37">conjunto</text:span><text:span text:style-name="T68_38"><text:s/></text:span><text:span text:style-name="T68_39">de</text:span><text:span text:style-name="T68_40"><text:s/></text:span><text:span text:style-name="T68_41">pruebas</text:span><text:span text:style-name="T68_42"><text:s/></text:span><text:span text:style-name="T68_43">está</text:span><text:span text:style-name="T68_44"><text:s/></text:span><text:span text:style-name="T68_45">descrito</text:span><text:span text:style-name="T68_46"><text:s/></text:span><text:span text:style-name="T68_47">por</text:span><text:span text:style-name="T68_48"><text:s/></text:span><text:span text:style-name="T68_49">la</text:span><text:span text:style-name="T68_50"><text:s/></text:span><text:span text:style-name="T68_51">clase</text:span><text:span text:style-name="T68_52"><text:s/></text:span><text:span text:style-name="T68_53">SistemaNotasTests</text:span><text:span text:style-name="T68_54">.</text:span></text:p>
      <text:p text:style-name="P69"/>
      <text:p text:style-name="P70"><text:span text:style-name="T70_1">Para</text:span><text:span text:style-name="T70_2"><text:s/></text:span><text:span text:style-name="T70_3">el</text:span><text:span text:style-name="T70_4"><text:s/></text:span><text:span text:style-name="T70_5">manejo</text:span><text:span text:style-name="T70_6"><text:s/></text:span><text:span text:style-name="T70_7">de</text:span><text:span text:style-name="T70_8"><text:s/></text:span><text:span text:style-name="T70_9">errores</text:span><text:span text:style-name="T70_10"><text:s/></text:span><text:span text:style-name="T70_11">y</text:span><text:span text:style-name="T70_12"><text:s/></text:span><text:span text:style-name="T70_13">situaciones</text:span><text:span text:style-name="T70_14"><text:s/></text:span><text:span text:style-name="T70_15">de</text:span><text:span text:style-name="T70_16"><text:s/></text:span><text:span text:style-name="T70_17">excepción</text:span><text:span text:style-name="T70_18">,<text:s/></text:span><text:span text:style-name="T70_19">se</text:span><text:span text:style-name="T70_20"><text:s/></text:span><text:span text:style-name="T70_21">deberán</text:span><text:span text:style-name="T70_22"><text:s/></text:span><text:span text:style-name="T70_23">desarrollar</text:span><text:span text:style-name="T70_24"><text:s/></text:span><text:span text:style-name="T70_25">y</text:span><text:span text:style-name="T70_26"><text:s/></text:span><text:span text:style-name="T70_27">utilizar</text:span><text:span text:style-name="T70_28"><text:s/></text:span><text:span text:style-name="T70_29">las</text:span><text:span text:style-name="T70_30"><text:s/></text:span><text:span text:style-name="T70_31">excepciones</text:span><text:span text:style-name="T70_32"><text:s/></text:span><text:span text:style-name="T70_33">que</text:span><text:span text:style-name="T70_34"><text:s/></text:span><text:span text:style-name="T70_35">se</text:span><text:span text:style-name="T70_36"><text:s/></text:span><text:span text:style-name="T70_37">crean</text:span><text:span text:style-name="T70_38"><text:s/></text:span><text:span text:style-name="T70_39">convenientes</text:span><text:span text:style-name="T70_40">,<text:s/></text:span><text:span text:style-name="T70_41">más</text:span><text:span text:style-name="T70_42"><text:s/></text:span><text:span text:style-name="T70_43">allá</text:span><text:span text:style-name="T70_44"><text:s/></text:span><text:span text:style-name="T70_45">que</text:span><text:span text:style-name="T70_46"><text:s/></text:span><text:span text:style-name="T70_47">en</text:span><text:span text:style-name="T70_48"><text:s/></text:span><text:span text:style-name="T70_49">la</text:span><text:span text:style-name="T70_50"><text:s/></text:span><text:span text:style-name="T70_51">prueba</text:span><text:span text:style-name="T70_52"><text:s/></text:span><text:span text:style-name="T70_53">de</text:span><text:span text:style-name="T70_54"><text:s/></text:span><text:span text:style-name="T70_55">integración</text:span><text:span text:style-name="T70_56"><text:s/></text:span><text:span text:style-name="T70_57">no</text:span><text:span text:style-name="T70_58"><text:s/></text:span><text:span text:style-name="T70_59">se</text:span><text:span text:style-name="T70_60"><text:s/></text:span><text:span text:style-name="T70_61">manejan</text:span><text:span text:style-name="T70_62"><text:s/></text:span><text:span text:style-name="T70_63">excepciones</text:span><text:span text:style-name="T70_64">.</text:span></text:p>
      <text:h text:style-name="P71" text:outline-level="10"><text:bookmark-start text:name="h.hq4adfjsfhzl"/><text:bookmark-end text:name="h.hq4adfjsfhzl"/><text:span text:style-name="T71_1">Informe</text:span></text:h>
      <text:h text:style-name="P72" text:outline-level="10"><text:bookmark-start text:name="h.vj0lxwyygumd"/><text:bookmark-end text:name="h.vj0lxwyygumd"/><text:span text:style-name="T72_1">Supuestos</text:span></text:h>
      <text:p text:style-name="P73"><text:span text:style-name="T73_1">[<text:s/></text:span><text:span text:style-name="T73_2">REEMPLAZAR</text:span><text:span text:style-name="T73_3"><text:s/></text:span><text:span text:style-name="T73_4">ESTE</text:span><text:span text:style-name="T73_5"><text:s/></text:span><text:span text:style-name="T73_6">TEXTO</text:span><text:span text:style-name="T73_7">:<text:s/></text:span><text:span text:style-name="T73_8">Explicar</text:span><text:span text:style-name="T73_9"><text:s/></text:span><text:span text:style-name="T73_10">todos</text:span><text:span text:style-name="T73_11"><text:s/></text:span><text:span text:style-name="T73_12">los</text:span><text:span text:style-name="T73_13"><text:s/></text:span><text:span text:style-name="T73_14">supuestos</text:span><text:span text:style-name="T73_15"><text:s/></text:span><text:span text:style-name="T73_16">que</text:span><text:span text:style-name="T73_17"><text:s/></text:span><text:span text:style-name="T73_18">no</text:span><text:span text:style-name="T73_19"><text:s/></text:span><text:span text:style-name="T73_20">hayan</text:span><text:span text:style-name="T73_21"><text:s/></text:span><text:span text:style-name="T73_22">quedado</text:span><text:span text:style-name="T73_23"><text:s/></text:span><text:span text:style-name="T73_24">claros</text:span><text:span text:style-name="T73_25"><text:s/></text:span><text:span text:style-name="T73_26">en</text:span><text:span text:style-name="T73_27"><text:s/></text:span><text:span text:style-name="T73_28">el</text:span><text:span text:style-name="T73_29"><text:s/></text:span><text:span text:style-name="T73_30">enunciado</text:span><text:span text:style-name="T73_31">.<text:s/></text:span><text:span text:style-name="T73_32">Es</text:span><text:span text:style-name="T73_33"><text:s/></text:span><text:span text:style-name="T73_34">decir</text:span><text:span text:style-name="T73_35"><text:s/></text:span><text:span text:style-name="T73_36">aquellas</text:span><text:span text:style-name="T73_37"><text:s/></text:span><text:span text:style-name="T73_38">situaciones</text:span><text:span text:style-name="T73_39"><text:s/></text:span><text:span text:style-name="T73_40">que</text:span><text:span text:style-name="T73_41"><text:s/></text:span><text:span text:style-name="T73_42">les</text:span><text:span text:style-name="T73_43"><text:s/></text:span><text:span text:style-name="T73_44">hayan</text:span><text:span text:style-name="T73_45"><text:s/></text:span><text:span text:style-name="T73_46">resultado</text:span><text:span text:style-name="T73_47"><text:s/></text:span><text:span text:style-name="T73_48">ambiguas</text:span><text:span text:style-name="T73_49"><text:s/></text:span><text:span text:style-name="T73_50">de</text:span><text:span text:style-name="T73_51"><text:s/></text:span><text:span text:style-name="T73_52">acuerdo</text:span><text:span text:style-name="T73_53"><text:s/></text:span><text:span text:style-name="T73_54">al</text:span><text:span text:style-name="T73_55"><text:s/></text:span><text:span text:style-name="T73_56">enunciado</text:span><text:span text:style-name="T73_57"><text:s/></text:span><text:span text:style-name="T73_58">y</text:span><text:span text:style-name="T73_59"><text:s/></text:span><text:span text:style-name="T73_60">cómo</text:span><text:span text:style-name="T73_61"><text:s/></text:span><text:span text:style-name="T73_62">se</text:span><text:span text:style-name="T73_63"><text:s/></text:span><text:span text:style-name="T73_64">resolverán</text:span><text:span text:style-name="T73_65"><text:s/></text:span><text:span text:style-name="T73_66">en</text:span><text:span text:style-name="T73_67"><text:s/></text:span><text:span text:style-name="T73_68">su</text:span><text:span text:style-name="T73_69"><text:s/></text:span><text:span text:style-name="T73_70">TP</text:span><text:span text:style-name="T73_71">.</text:span></text:p>
      <text:p text:style-name="P74"/>
      <text:p text:style-name="P75"><text:span text:style-name="T75_1">Ejemplo</text:span><text:span text:style-name="T75_2"><text:s/></text:span><text:span text:style-name="T75_3">de</text:span><text:span text:style-name="T75_4"><text:s/></text:span><text:span text:style-name="T75_5">consigna</text:span><text:span text:style-name="T75_6">:</text:span></text:p>
      <text:p text:style-name="P76"/>
      <text:p text:style-name="P77"><text:span text:style-name="T77_1"><text:s/>“...<text:s/></text:span><text:span text:style-name="T77_2">realizar</text:span><text:span text:style-name="T77_3"><text:s/></text:span><text:span text:style-name="T77_4">el</text:span><text:span text:style-name="T77_5"><text:s/></text:span><text:span text:style-name="T77_6">juego</text:span><text:span text:style-name="T77_7"><text:s/></text:span><text:span text:style-name="T77_8">de</text:span><text:span text:style-name="T77_9"><text:s/></text:span><text:span text:style-name="T77_10">naves</text:span><text:span text:style-name="T77_11"><text:s/></text:span><text:span text:style-name="T77_12">conocido</text:span><text:span text:style-name="T77_13"><text:s/></text:span><text:span text:style-name="T77_14">como</text:span><text:span text:style-name="T77_15"><text:s/></text:span><text:span text:style-name="T77_16">Gálaga</text:span><text:span text:style-name="T77_17">….<text:s/></text:span><text:span text:style-name="T77_18">La</text:span><text:span text:style-name="T77_19"><text:s/></text:span><text:span text:style-name="T77_20">nave</text:span><text:span text:style-name="T77_21"><text:s/></text:span><text:span text:style-name="T77_22">del</text:span><text:span text:style-name="T77_23"><text:s/></text:span><text:span text:style-name="T77_24">jugador</text:span><text:span text:style-name="T77_25"><text:s/></text:span><text:span text:style-name="T77_26">debe</text:span><text:span text:style-name="T77_27"><text:s/></text:span><text:span text:style-name="T77_28">poder</text:span><text:span text:style-name="T77_29"><text:s/></text:span><text:span text:style-name="T77_30">moverse</text:span><text:span text:style-name="T77_31"><text:s/></text:span><text:span text:style-name="T77_32">por</text:span><text:span text:style-name="T77_33"><text:s/></text:span><text:span text:style-name="T77_34">el</text:span><text:span text:style-name="T77_35"><text:s/></text:span><text:span text:style-name="T77_36">espacio</text:span><text:span text:style-name="T77_37">….”</text:span></text:p>
      <text:p text:style-name="P78"/>
      <text:p text:style-name="P79"><text:span text:style-name="T79_1">Posibles</text:span><text:span text:style-name="T79_2"><text:s/></text:span><text:span text:style-name="T79_3">supuestos</text:span><text:span text:style-name="T79_4"><text:s/></text:span><text:span text:style-name="T79_5">válidos</text:span><text:span text:style-name="T79_6">:</text:span></text:p>
      <text:p text:style-name="P80"/>
      <text:list text:style-name="LS2" xml:id="list3">
        <text:list-item>
          <text:p text:style-name="P81"><text:span text:style-name="T81_1">Alumn</text:span><text:span text:style-name="T81_2">@<text:s/>1:<text:s/>“</text:span><text:span text:style-name="T81_3">Cuando</text:span><text:span text:style-name="T81_4"><text:s/></text:span><text:span text:style-name="T81_5">la</text:span><text:span text:style-name="T81_6"><text:s/></text:span><text:span text:style-name="T81_7">nave</text:span><text:span text:style-name="T81_8"><text:s/></text:span><text:span text:style-name="T81_9">llega</text:span><text:span text:style-name="T81_10"><text:s/></text:span><text:span text:style-name="T81_11">al</text:span><text:span text:style-name="T81_12"><text:s/></text:span><text:span text:style-name="T81_13">borde</text:span><text:span text:style-name="T81_14"><text:s/></text:span><text:span text:style-name="T81_15">del</text:span><text:span text:style-name="T81_16"><text:s/></text:span><text:span text:style-name="T81_17">espacio</text:span><text:span text:style-name="T81_18">,<text:s/></text:span><text:span text:style-name="T81_19">rebota</text:span><text:span text:style-name="T81_20"><text:s/></text:span><text:span text:style-name="T81_21">en</text:span><text:span text:style-name="T81_22"><text:s/></text:span><text:span text:style-name="T81_23">la</text:span><text:span text:style-name="T81_24"><text:s/></text:span><text:span text:style-name="T81_25">dirección</text:span><text:span text:style-name="T81_26"><text:s/></text:span><text:span text:style-name="T81_27">opuesta</text:span><text:span text:style-name="T81_28">”<text:line-break/></text:span></text:p>
        </text:list-item>
        <text:list-item>
          <text:p text:style-name="P82"><text:span text:style-name="T82_1">Alumn</text:span><text:span text:style-name="T82_2">@<text:s/>2:<text:s/>“</text:span><text:span text:style-name="T82_3">Si</text:span><text:span text:style-name="T82_4"><text:s/></text:span><text:span text:style-name="T82_5">la</text:span><text:span text:style-name="T82_6"><text:s/></text:span><text:span text:style-name="T82_7">nave</text:span><text:span text:style-name="T82_8"><text:s/></text:span><text:span text:style-name="T82_9">llega</text:span><text:span text:style-name="T82_10"><text:s/></text:span><text:span text:style-name="T82_11">al</text:span><text:span text:style-name="T82_12"><text:s/></text:span><text:span text:style-name="T82_13">borde</text:span><text:span text:style-name="T82_14"><text:s/></text:span><text:span text:style-name="T82_15">del</text:span><text:span text:style-name="T82_16"><text:s/></text:span><text:span text:style-name="T82_17">espacio</text:span><text:span text:style-name="T82_18"><text:s/></text:span><text:span text:style-name="T82_19">y</text:span><text:span text:style-name="T82_20"><text:s/></text:span><text:span text:style-name="T82_21">sigue</text:span><text:span text:style-name="T82_22"><text:s/></text:span><text:span text:style-name="T82_23">avanzando</text:span><text:span text:style-name="T82_24"><text:s/></text:span><text:span text:style-name="T82_25">aparecerá</text:span><text:span text:style-name="T82_26"><text:s/></text:span><text:span text:style-name="T82_27">en</text:span><text:span text:style-name="T82_28"><text:s/></text:span><text:span text:style-name="T82_29">el</text:span><text:span text:style-name="T82_30"><text:s/></text:span><text:span text:style-name="T82_31">borde</text:span><text:span text:style-name="T82_32"><text:s/></text:span><text:span text:style-name="T82_33">opuesto</text:span><text:span text:style-name="T82_34">”</text:span></text:p>
        </text:list-item>
      </text:list>
      <text:p text:style-name="P83"/>
      <text:p text:style-name="P84"><text:span text:style-name="T84_1">Aviso</text:span><text:span text:style-name="T84_2"><text:s/></text:span><text:span text:style-name="T84_3">importante</text:span><text:span text:style-name="T84_4">:</text:span><text:span text:style-name="T84_5"><text:s/></text:span><text:span text:style-name="T84_6">Cada</text:span><text:span text:style-name="T84_7"><text:s/></text:span><text:span text:style-name="T84_8">supuesto</text:span><text:span text:style-name="T84_9"><text:s/></text:span><text:span text:style-name="T84_10">que</text:span><text:span text:style-name="T84_11"><text:s/></text:span><text:span text:style-name="T84_12">indiquen</text:span><text:span text:style-name="T84_13"><text:s/></text:span><text:span text:style-name="T84_14">tiene</text:span><text:span text:style-name="T84_15"><text:s/></text:span><text:span text:style-name="T84_16">que</text:span><text:span text:style-name="T84_17"><text:s/></text:span><text:span text:style-name="T84_18">estar</text:span><text:span text:style-name="T84_19"><text:s/></text:span><text:span text:style-name="T84_20">respaldado</text:span><text:span text:style-name="T84_21"><text:s/></text:span><text:span text:style-name="T84_22">por</text:span><text:span text:style-name="T84_23"><text:s/></text:span><text:span text:style-name="T84_24">sus</text:span><text:span text:style-name="T84_25"><text:s/></text:span><text:span text:style-name="T84_26">respectivos</text:span><text:span text:style-name="T84_27"><text:s/></text:span><text:span text:style-name="T84_28">tests</text:span><text:span text:style-name="T84_29"><text:s/></text:span><text:span text:style-name="T84_30">que</text:span><text:span text:style-name="T84_31"><text:s/></text:span><text:span text:style-name="T84_32">verifican</text:span><text:span text:style-name="T84_33"><text:s/></text:span><text:span text:style-name="T84_34">dicho</text:span><text:span text:style-name="T84_35"><text:s/></text:span><text:span text:style-name="T84_36">comportamiento</text:span><text:span text:style-name="T84_37">.</text:span><text:span text:style-name="T84_38"><text:s/></text:span><text:span text:style-name="T84_39">]</text:span></text:p>
      <text:h text:style-name="P85" text:outline-level="10"><text:bookmark-start text:name="h.ecynjblhgm6q"/><text:bookmark-end text:name="h.ecynjblhgm6q"/><text:span text:style-name="T85_1">Modelo</text:span><text:span text:style-name="T85_2"><text:s/></text:span><text:span text:style-name="T85_3">de</text:span><text:span text:style-name="T85_4"><text:s/></text:span><text:span text:style-name="T85_5">dominio</text:span></text:h>
      <text:p text:style-name="P86"/>
      <text:p text:style-name="P87"><text:span text:style-name="T87_1">[</text:span><text:span text:style-name="T87_2">REEMPLAZAR</text:span><text:span text:style-name="T87_3"><text:s/></text:span><text:span text:style-name="T87_4">ESTE</text:span><text:span text:style-name="T87_5"><text:s/></text:span><text:span text:style-name="T87_6">TEXTO</text:span><text:span text:style-name="T87_7">:</text:span><text:span text:style-name="T87_8"><text:s/></text:span><text:span text:style-name="T87_9">Explicar</text:span><text:span text:style-name="T87_10"><text:s/></text:span><text:span text:style-name="T87_11">los</text:span><text:span text:style-name="T87_12"><text:s/></text:span><text:span text:style-name="T87_13">elementos</text:span><text:span text:style-name="T87_14"><text:s/></text:span><text:span text:style-name="T87_15">principales</text:span><text:span text:style-name="T87_16"><text:s/></text:span><text:span text:style-name="T87_17">del</text:span><text:span text:style-name="T87_18"><text:s/></text:span><text:span text:style-name="T87_19">diseño</text:span><text:span text:style-name="T87_20"><text:s/></text:span><text:span text:style-name="T87_21">del</text:span><text:span text:style-name="T87_22"><text:s/></text:span><text:span text:style-name="T87_23">TP</text:span><text:span text:style-name="T87_24">.<text:s/></text:span><text:span text:style-name="T87_25">Debe</text:span><text:span text:style-name="T87_26"><text:s/></text:span><text:span text:style-name="T87_27">mostrar</text:span><text:span text:style-name="T87_28"><text:s/></text:span><text:span text:style-name="T87_29">claramente</text:span><text:span text:style-name="T87_30"><text:s/></text:span><text:span text:style-name="T87_31">las</text:span><text:span text:style-name="T87_32"><text:s/></text:span><text:span text:style-name="T87_33">clases</text:span><text:span text:style-name="T87_34"><text:s/></text:span><text:span text:style-name="T87_35">que</text:span><text:span text:style-name="T87_36"><text:s/></text:span><text:span text:style-name="T87_37">diseñaron</text:span><text:span text:style-name="T87_38"><text:s/></text:span><text:span text:style-name="T87_39">junto</text:span><text:span text:style-name="T87_40"><text:s/></text:span><text:span text:style-name="T87_41">con</text:span><text:span text:style-name="T87_42"><text:s/></text:span><text:span text:style-name="T87_43">las</text:span><text:span text:style-name="T87_44"><text:s/></text:span><text:span text:style-name="T87_45">responsabilidades</text:span><text:span text:style-name="T87_46"><text:s/></text:span><text:span text:style-name="T87_47">que</text:span><text:span text:style-name="T87_48"><text:s/></text:span><text:span text:style-name="T87_49">tienen</text:span><text:span text:style-name="T87_50"><text:s/></text:span><text:span text:style-name="T87_51">asignadas</text:span><text:span text:style-name="T87_52"><text:s/></text:span><text:span text:style-name="T87_53">cada</text:span><text:span text:style-name="T87_54"><text:s/></text:span><text:span text:style-name="T87_55">una</text:span><text:span text:style-name="T87_56"><text:s/></text:span><text:span text:style-name="T87_57">de</text:span><text:span text:style-name="T87_58"><text:s/></text:span><text:span text:style-name="T87_59">ellas</text:span><text:span text:style-name="T87_60">.<text:s/>]</text:span></text:p>
      <text:p text:style-name="P88"/>
      <text:h text:style-name="P89" text:outline-level="10"><text:bookmark-start text:name="h.nspcwtfygv3o"/><text:bookmark-end text:name="h.nspcwtfygv3o"/><text:span text:style-name="T89_1">Diagramas</text:span><text:span text:style-name="T89_2"><text:s/></text:span><text:span text:style-name="T89_3">de</text:span><text:span text:style-name="T89_4"><text:s/></text:span><text:span text:style-name="T89_5">clases</text:span></text:h>
      <text:p text:style-name="P90"/>
      <text:p text:style-name="P91"><text:span text:style-name="T91_1">[<text:s/></text:span><text:span text:style-name="T91_2">REEMPLAZAR</text:span><text:span text:style-name="T91_3"><text:s/></text:span><text:span text:style-name="T91_4">ESTE</text:span><text:span text:style-name="T91_5"><text:s/></text:span><text:span text:style-name="T91_6">TEXTO</text:span><text:span text:style-name="T91_7">:</text:span><text:span text:style-name="T91_8"><text:s/></text:span><text:span text:style-name="T91_9">Uno</text:span><text:span text:style-name="T91_10"><text:s/></text:span><text:span text:style-name="T91_11">o</text:span><text:span text:style-name="T91_12"><text:s/></text:span><text:span text:style-name="T91_13">varios</text:span><text:span text:style-name="T91_14"><text:s/></text:span><text:span text:style-name="T91_15">diagramas</text:span><text:span text:style-name="T91_16"><text:s/></text:span><text:span text:style-name="T91_17">de</text:span><text:span text:style-name="T91_18"><text:s/></text:span><text:span text:style-name="T91_19">clases</text:span><text:span text:style-name="T91_20">,<text:s/></text:span><text:span text:style-name="T91_21">mostrando</text:span><text:span text:style-name="T91_22"><text:s/></text:span><text:span text:style-name="T91_23">la</text:span><text:span text:style-name="T91_24"><text:s/></text:span><text:span text:style-name="T91_25">relación</text:span><text:span text:style-name="T91_26"><text:s/></text:span><text:span text:style-name="T91_27">estática</text:span><text:span text:style-name="T91_28"><text:s/></text:span><text:span text:style-name="T91_29">entre</text:span><text:span text:style-name="T91_30"><text:s/></text:span><text:span text:style-name="T91_31">las</text:span><text:span text:style-name="T91_32"><text:s/></text:span><text:span text:style-name="T91_33">clases</text:span><text:span text:style-name="T91_34">,<text:s/></text:span><text:span text:style-name="T91_35">pueden</text:span><text:span text:style-name="T91_36"><text:s/></text:span><text:span text:style-name="T91_37">agregar</text:span><text:span text:style-name="T91_38"><text:s/></text:span><text:span text:style-name="T91_39">todo</text:span><text:span text:style-name="T91_40"><text:s/></text:span><text:span text:style-name="T91_41">el</text:span><text:span text:style-name="T91_42"><text:s/></text:span><text:span text:style-name="T91_43">texto</text:span><text:span text:style-name="T91_44"><text:s/></text:span><text:span text:style-name="T91_45">necesario</text:span><text:span text:style-name="T91_46"><text:s/></text:span><text:span text:style-name="T91_47">para</text:span><text:span text:style-name="T91_48"><text:s/></text:span><text:span text:style-name="T91_49">aclarar</text:span><text:span text:style-name="T91_50"><text:s/></text:span><text:span text:style-name="T91_51">y</text:span><text:span text:style-name="T91_52"><text:s/></text:span><text:span text:style-name="T91_53">explicar</text:span><text:span text:style-name="T91_54"><text:s/></text:span><text:span text:style-name="T91_55">su</text:span><text:span text:style-name="T91_56"><text:s/></text:span><text:span text:style-name="T91_57">diseño</text:span><text:span text:style-name="T91_58">,<text:s/></text:span><text:span text:style-name="T91_59">recuerden</text:span><text:span text:style-name="T91_60"><text:s/></text:span><text:span text:style-name="T91_61">que</text:span><text:span text:style-name="T91_62"><text:s/></text:span><text:span text:style-name="T91_63">la</text:span><text:span text:style-name="T91_64"><text:s/></text:span><text:span text:style-name="T91_65">idea</text:span><text:span text:style-name="T91_66"><text:s/></text:span><text:span text:style-name="T91_67">de</text:span><text:span text:style-name="T91_68"><text:s/></text:span><text:span text:style-name="T91_69">todo</text:span><text:span text:style-name="T91_70"><text:s/></text:span><text:span text:style-name="T91_71">el</text:span><text:span text:style-name="T91_72"><text:s/></text:span><text:span text:style-name="T91_73">documento</text:span><text:span text:style-name="T91_74"><text:s/></text:span><text:span text:style-name="T91_75">es</text:span><text:span text:style-name="T91_76"><text:s/></text:span><text:span text:style-name="T91_77">que</text:span><text:span text:style-name="T91_78"><text:s/></text:span><text:span text:style-name="T91_79">quede</text:span><text:span text:style-name="T91_80"><text:s/></text:span><text:span text:style-name="T91_81">documentado</text:span><text:span text:style-name="T91_82"><text:s/></text:span><text:span text:style-name="T91_83">y</text:span><text:span text:style-name="T91_84"><text:s/></text:span><text:span text:style-name="T91_85">entendible</text:span><text:span text:style-name="T91_86"><text:s/></text:span><text:span text:style-name="T91_87">cómo</text:span><text:span text:style-name="T91_88"><text:s/></text:span><text:span text:style-name="T91_89">está</text:span><text:span text:style-name="T91_90"><text:s/></text:span><text:span text:style-name="T91_91">hecho</text:span><text:span text:style-name="T91_92"><text:s/></text:span><text:span text:style-name="T91_93">el</text:span><text:span text:style-name="T91_94"><text:s/></text:span><text:span text:style-name="T91_95">TP</text:span><text:span text:style-name="T91_96"><text:s/>]</text:span></text:p>
      <text:p text:style-name="P92"/>
      <text:h text:style-name="P93" text:outline-level="10"><text:bookmark-start text:name="h.5ibuq4tbbj5j"/><text:bookmark-end text:name="h.5ibuq4tbbj5j"/><text:span text:style-name="T93_1">Detalles</text:span><text:span text:style-name="T93_2"><text:s/></text:span><text:span text:style-name="T93_3">de</text:span><text:span text:style-name="T93_4"><text:s/></text:span><text:span text:style-name="T93_5">implementación</text:span></text:h>
      <text:p text:style-name="P94"/>
      <text:p text:style-name="P95"><text:span text:style-name="T95_1">[<text:s/></text:span><text:span text:style-name="T95_2">REEMPLAZAR</text:span><text:span text:style-name="T95_3"><text:s/></text:span><text:span text:style-name="T95_4">ESTE</text:span><text:span text:style-name="T95_5"><text:s/></text:span><text:span text:style-name="T95_6">TEXTO</text:span><text:span text:style-name="T95_7">:</text:span><text:span text:style-name="T95_8"><text:s text:c="2"/></text:span><text:span text:style-name="T95_9">H</text:span><text:span text:style-name="T95_10">ay</text:span><text:span text:style-name="T95_11"><text:s/></text:span><text:span text:style-name="T95_12">ciertas</text:span><text:span text:style-name="T95_13"><text:s/></text:span><text:span text:style-name="T95_14">clases</text:span><text:span text:style-name="T95_15"><text:s/></text:span><text:span text:style-name="T95_16">que</text:span><text:span text:style-name="T95_17"><text:s/></text:span><text:span text:style-name="T95_18">puede</text:span><text:span text:style-name="T95_19"><text:s/></text:span><text:span text:style-name="T95_20">resultar</text:span><text:span text:style-name="T95_21"><text:s/></text:span><text:span text:style-name="T95_22">interesante</text:span><text:span text:style-name="T95_23"><text:s/></text:span><text:span text:style-name="T95_24">mostrar</text:span><text:span text:style-name="T95_25"><text:s/></text:span><text:span text:style-name="T95_26">cómo</text:span><text:span text:style-name="T95_27"><text:s/></text:span><text:span text:style-name="T95_28">están</text:span><text:span text:style-name="T95_29"><text:s/></text:span><text:span text:style-name="T95_30">implementadas</text:span><text:span text:style-name="T95_31"><text:s/></text:span><text:span text:style-name="T95_32">internamente</text:span><text:span text:style-name="T95_33">,<text:s/></text:span><text:span text:style-name="T95_34">en</text:span><text:span text:style-name="T95_35"><text:s/></text:span><text:span text:style-name="T95_36">esta</text:span><text:span text:style-name="T95_37"><text:s/></text:span><text:span text:style-name="T95_38">sección</text:span><text:span text:style-name="T95_39"><text:s/></text:span><text:span text:style-name="T95_40">cuenten</text:span><text:span text:style-name="T95_41"><text:s/></text:span><text:span text:style-name="T95_42">sobre</text:span><text:span text:style-name="T95_43"><text:s/></text:span><text:span text:style-name="T95_44">esas</text:span><text:span text:style-name="T95_45"><text:s/></text:span><text:span text:style-name="T95_46">clases</text:span><text:span text:style-name="T95_47">.<text:s/></text:span><text:span text:style-name="T95_48">Ésta</text:span><text:span text:style-name="T95_49"><text:s/></text:span><text:span text:style-name="T95_50">sección</text:span><text:span text:style-name="T95_51"><text:s/></text:span><text:span text:style-name="T95_52">se</text:span><text:span text:style-name="T95_53"><text:s/></text:span><text:span text:style-name="T95_54">utiliza</text:span><text:span text:style-name="T95_55"><text:s/></text:span><text:span text:style-name="T95_56">para</text:span><text:span text:style-name="T95_57"><text:s/></text:span><text:span text:style-name="T95_58">explicar</text:span><text:span text:style-name="T95_59"><text:s/></text:span><text:span text:style-name="T95_60">explícitamente</text:span><text:span text:style-name="T95_61"><text:s/></text:span><text:span text:style-name="T95_62">cómo</text:span><text:span text:style-name="T95_63"><text:s/></text:span><text:span text:style-name="T95_64">se</text:span><text:span text:style-name="T95_65"><text:s/></text:span><text:span text:style-name="T95_66">resolvieron</text:span><text:span text:style-name="T95_67"><text:s/></text:span><text:span text:style-name="T95_68">aquellos</text:span><text:span text:style-name="T95_69"><text:s/></text:span><text:span text:style-name="T95_70">puntos</text:span><text:span text:style-name="T95_71"><text:s/></text:span><text:span text:style-name="T95_72">más</text:span><text:span text:style-name="T95_73"><text:s/></text:span><text:span text:style-name="T95_74">complejos</text:span><text:span text:style-name="T95_75"><text:s/></text:span><text:span text:style-name="T95_76">del</text:span><text:span text:style-name="T95_77"><text:s/></text:span><text:span text:style-name="T95_78">trabajo</text:span><text:span text:style-name="T95_79"><text:s/></text:span><text:span text:style-name="T95_80">práctico</text:span><text:span text:style-name="T95_81">.<text:s/>]</text:span></text:p>
      <text:p text:style-name="P96"/>
      <text:h text:style-name="P97" text:outline-level="10"><text:bookmark-start text:name="h.s6mybycr0i3i"/><text:bookmark-end text:name="h.s6mybycr0i3i"/><text:span text:style-name="T97_1">Excepciones</text:span></text:h>
      <text:p text:style-name="P98"/>
      <text:p text:style-name="P99"><text:span text:style-name="T99_1">[<text:s/></text:span><text:span text:style-name="T99_2">REEMPLAZAR</text:span><text:span text:style-name="T99_3"><text:s/></text:span><text:span text:style-name="T99_4">ESTE</text:span><text:span text:style-name="T99_5"><text:s/></text:span><text:span text:style-name="T99_6">TEXTO</text:span><text:span text:style-name="T99_7">:</text:span><text:span text:style-name="T99_8"><text:s/></text:span><text:span text:style-name="T99_9">Explicar</text:span><text:span text:style-name="T99_10"><text:s/></text:span><text:span text:style-name="T99_11">las</text:span><text:span text:style-name="T99_12"><text:s/></text:span><text:span text:style-name="T99_13">excepciones</text:span><text:span text:style-name="T99_14"><text:s/></text:span><text:span text:style-name="T99_15">creadas</text:span><text:span text:style-name="T99_16"><text:s/></text:span><text:span text:style-name="T99_17">y</text:span><text:span text:style-name="T99_18"><text:s/></text:span><text:span text:style-name="T99_19">con</text:span><text:span text:style-name="T99_20"><text:s/></text:span><text:span text:style-name="T99_21">qué</text:span><text:span text:style-name="T99_22"><text:s/></text:span><text:span text:style-name="T99_23">fin</text:span><text:span text:style-name="T99_24"><text:s/></text:span><text:span text:style-name="T99_25">fueron</text:span><text:span text:style-name="T99_26"><text:s/></text:span><text:span text:style-name="T99_27">creadas</text:span><text:span text:style-name="T99_28"><text:s/>]</text:span></text:p>
      <text:p text:style-name="P100"/>
      <text:h text:style-name="P101" text:outline-level="10"><text:bookmark-start text:name="h.7inwqh1ish2h"/><text:bookmark-end text:name="h.7inwqh1ish2h"/><text:span text:style-name="T101_1">Diagramas</text:span><text:span text:style-name="T101_2"><text:s/></text:span><text:span text:style-name="T101_3">de</text:span><text:span text:style-name="T101_4"><text:s/></text:span><text:span text:style-name="T101_5">secuencia</text:span></text:h>
      <text:p text:style-name="P102"/>
      <text:p text:style-name="P103"><text:span text:style-name="T103_1">[<text:s/></text:span><text:span text:style-name="T103_2">REEMPLAZAR</text:span><text:span text:style-name="T103_3"><text:s/></text:span><text:span text:style-name="T103_4">ESTE</text:span><text:span text:style-name="T103_5"><text:s/></text:span><text:span text:style-name="T103_6">TEXTO</text:span><text:span text:style-name="T103_7">:<text:s/></text:span><text:span text:style-name="T103_8">Mostrar</text:span><text:span text:style-name="T103_9"><text:s/></text:span><text:span text:style-name="T103_10">las</text:span><text:span text:style-name="T103_11"><text:s/></text:span><text:span text:style-name="T103_12">secuencias</text:span><text:span text:style-name="T103_13"><text:s/></text:span><text:span text:style-name="T103_14">interesantes</text:span><text:span text:style-name="T103_15"><text:s/></text:span><text:span text:style-name="T103_16">que</text:span><text:span text:style-name="T103_17"><text:s/></text:span><text:span text:style-name="T103_18">hayan</text:span><text:span text:style-name="T103_19"><text:s/></text:span><text:span text:style-name="T103_20">implementado</text:span><text:span text:style-name="T103_21">.<text:s/></text:span><text:span text:style-name="T103_22">Pueden</text:span><text:span text:style-name="T103_23"><text:s/></text:span><text:span text:style-name="T103_24">agregar</text:span><text:span text:style-name="T103_25"><text:s/></text:span><text:span text:style-name="T103_26">texto</text:span><text:span text:style-name="T103_27"><text:s/></text:span><text:span text:style-name="T103_28">para</text:span><text:span text:style-name="T103_29"><text:s/></text:span><text:span text:style-name="T103_30">explicar</text:span><text:span text:style-name="T103_31"><text:s/></text:span><text:span text:style-name="T103_32">si</text:span><text:span text:style-name="T103_33"><text:s/></text:span><text:span text:style-name="T103_34">algo</text:span><text:span text:style-name="T103_35"><text:s/></text:span><text:span text:style-name="T103_36">no</text:span><text:span text:style-name="T103_37"><text:s/></text:span><text:span text:style-name="T103_38">queda</text:span><text:span text:style-name="T103_39"><text:s/></text:span><text:span text:style-name="T103_40">claro</text:span><text:span text:style-name="T103_41"><text:s/>]</text:span></text:p>
      <text:p text:style-name="P104"/>
      <text:p text:style-name="P105"/>
      <text:h text:style-name="P106" text:outline-level="10"><text:bookmark-start text:name="h.x1ohive8uq5g"/><text:bookmark-end text:name="h.x1ohive8uq5g"/><text:span text:style-name="T106_1">Forma</text:span><text:span text:style-name="T106_2"><text:s/></text:span><text:span text:style-name="T106_3">de</text:span><text:span text:style-name="T106_4"><text:s/></text:span><text:span text:style-name="T106_5">Entrega</text:span></text:h>
      <text:p text:style-name="P107"><text:span text:style-name="T107_1">El</text:span><text:span text:style-name="T107_2"><text:s/></text:span><text:span text:style-name="T107_3">TP</text:span><text:span text:style-name="T107_4"><text:s/></text:span><text:span text:style-name="T107_5">deberá</text:span><text:span text:style-name="T107_6"><text:s/></text:span><text:span text:style-name="T107_7">realizarse</text:span><text:span text:style-name="T107_8"><text:s/></text:span><text:span text:style-name="T107_9">utilizando</text:span><text:span text:style-name="T107_10"><text:s/></text:span><text:span text:style-name="T107_11">el</text:span><text:span text:style-name="T107_12"><text:s/></text:span><text:span text:style-name="T107_13">proyecto</text:span><text:span text:style-name="T107_14"><text:s/></text:span><text:span text:style-name="T107_15">base</text:span><text:span text:style-name="T107_16"><text:s/></text:span><text:span text:style-name="T107_17">Java</text:span><text:span text:style-name="T107_18"><text:s/></text:span><text:span text:style-name="T107_19">disponible</text:span><text:span text:style-name="T107_20"><text:s/></text:span><text:span text:style-name="T107_21">en</text:span><text:span text:style-name="T107_22">:</text:span></text:p>
      <text:p text:style-name="P108"/>
      <text:p text:style-name="P109"><text:span text:style-name="T109_1"><text:a xlink:type="simple" xlink:href="https://github.com/fiuba/ProyectoBaseAlgo3"><text:span text:style-name="T109_2">https</text:span></text:a></text:span><text:span text:style-name="T109_3"><text:a xlink:type="simple" xlink:href="https://github.com/fiuba/ProyectoBaseAlgo3"><text:span text:style-name="T109_4">://</text:span></text:a></text:span><text:span text:style-name="T109_5"><text:a xlink:type="simple" xlink:href="https://github.com/fiuba/ProyectoBaseAlgo3"><text:span text:style-name="T109_6">github</text:span></text:a></text:span><text:span text:style-name="T109_7"><text:a xlink:type="simple" xlink:href="https://github.com/fiuba/ProyectoBaseAlgo3"><text:span text:style-name="T109_8">.</text:span></text:a></text:span><text:span text:style-name="T109_9"><text:a xlink:type="simple" xlink:href="https://github.com/fiuba/ProyectoBaseAlgo3"><text:span text:style-name="T109_10">com</text:span></text:a></text:span><text:span text:style-name="T109_11"><text:a xlink:type="simple" xlink:href="https://github.com/fiuba/ProyectoBaseAlgo3"><text:span text:style-name="T109_12">/</text:span></text:a></text:span><text:span text:style-name="T109_13"><text:a xlink:type="simple" xlink:href="https://github.com/fiuba/ProyectoBaseAlgo3"><text:span text:style-name="T109_14">fiuba</text:span></text:a></text:span><text:span text:style-name="T109_15"><text:a xlink:type="simple" xlink:href="https://github.com/fiuba/ProyectoBaseAlgo3"><text:span text:style-name="T109_16">/</text:span></text:a></text:span><text:span text:style-name="T109_17"><text:a xlink:type="simple" xlink:href="https://github.com/fiuba/ProyectoBaseAlgo3"><text:span text:style-name="T109_18">ProyectoBaseAlgo</text:span></text:a></text:span><text:span text:style-name="T109_19"><text:a xlink:type="simple" xlink:href="https://github.com/fiuba/ProyectoBaseAlgo3"><text:span text:style-name="T109_20">3</text:span></text:a></text:span></text:p>
      <text:p text:style-name="P110"/>
      <text:p text:style-name="P111"><text:span text:style-name="T111_1">Las</text:span><text:span text:style-name="T111_2"><text:s/></text:span><text:span text:style-name="T111_3">clases</text:span><text:span text:style-name="T111_4"><text:s/></text:span><text:span text:style-name="T111_5">del</text:span><text:span text:style-name="T111_6"><text:s/></text:span><text:span text:style-name="T111_7">modelo</text:span><text:span text:style-name="T111_8"><text:s/></text:span><text:span text:style-name="T111_9">de</text:span><text:span text:style-name="T111_10"><text:s/></text:span><text:span text:style-name="T111_11">datos</text:span><text:span text:style-name="T111_12"><text:s/></text:span><text:span text:style-name="T111_13">deberán</text:span><text:span text:style-name="T111_14"><text:s/></text:span><text:span text:style-name="T111_15">ubicarse</text:span><text:span text:style-name="T111_16"><text:s/></text:span><text:span text:style-name="T111_17">en</text:span><text:span text:style-name="T111_18"><text:s/></text:span><text:span text:style-name="T111_19">el</text:span><text:span text:style-name="T111_20"><text:s/></text:span><text:span text:style-name="T111_21">paquete</text:span><text:span text:style-name="T111_22">:</text:span></text:p>
      <text:p text:style-name="P112"><text:span text:style-name="T112_1"><text:a xlink:type="simple" xlink:href="https://github.com/fiuba/ProyectoBaseAlgo3/tree/master/src/fiuba/algo3/ejemplo1"><text:span text:style-name="T112_2">src</text:span></text:a></text:span><text:span text:style-name="T112_3"><text:a xlink:type="simple" xlink:href="https://github.com/fiuba/ProyectoBaseAlgo3/tree/master/src/fiuba/algo3/ejemplo1"><text:span text:style-name="T112_4">/</text:span></text:a></text:span><text:span text:style-name="T112_5"><text:a xlink:type="simple" xlink:href="https://github.com/fiuba/ProyectoBaseAlgo3/tree/master/src/fiuba/algo3/ejemplo1"><text:span text:style-name="T112_6">fiuba</text:span></text:a></text:span><text:span text:style-name="T112_7"><text:a xlink:type="simple" xlink:href="https://github.com/fiuba/ProyectoBaseAlgo3/tree/master/src/fiuba/algo3/ejemplo1"><text:span text:style-name="T112_8">/</text:span></text:a></text:span><text:span text:style-name="T112_9"><text:a xlink:type="simple" xlink:href="https://github.com/fiuba/ProyectoBaseAlgo3/tree/master/src/fiuba/algo3/ejemplo1"><text:span text:style-name="T112_10">algo</text:span></text:a></text:span><text:span text:style-name="T112_11"><text:a xlink:type="simple" xlink:href="https://github.com/fiuba/ProyectoBaseAlgo3/tree/master/src/fiuba/algo3/ejemplo1"><text:span text:style-name="T112_12">3/</text:span></text:a></text:span><text:span text:style-name="T112_13">modelo</text:span></text:p>
      <text:p text:style-name="P113"/>
      <text:p text:style-name="P114"><text:span text:style-name="T114_1">Las</text:span><text:span text:style-name="T114_2"><text:s/></text:span><text:span text:style-name="T114_3">clases</text:span><text:span text:style-name="T114_4"><text:s/></text:span><text:span text:style-name="T114_5">de</text:span><text:span text:style-name="T114_6"><text:s/></text:span><text:span text:style-name="T114_7">tests</text:span><text:span text:style-name="T114_8">,<text:s/></text:span><text:span text:style-name="T114_9">incluyendo</text:span><text:span text:style-name="T114_10"><text:s/></text:span><text:span text:style-name="T114_11">las</text:span><text:span text:style-name="T114_12"><text:s/></text:span><text:span text:style-name="T114_13">provistas</text:span><text:span text:style-name="T114_14"><text:s/></text:span><text:span text:style-name="T114_15">por</text:span><text:span text:style-name="T114_16"><text:s/></text:span><text:span text:style-name="T114_17">el</text:span><text:span text:style-name="T114_18"><text:s/></text:span><text:span text:style-name="T114_19">curso</text:span><text:span text:style-name="T114_20">,<text:s/></text:span><text:span text:style-name="T114_21">irán</text:span><text:span text:style-name="T114_22"><text:s/></text:span><text:span text:style-name="T114_23">en</text:span><text:span text:style-name="T114_24"><text:s/></text:span><text:span text:style-name="T114_25">el</text:span><text:span text:style-name="T114_26"><text:s/></text:span><text:span text:style-name="T114_27">paquete</text:span><text:span text:style-name="T114_28">:</text:span></text:p>
      <text:p text:style-name="P115"><text:span text:style-name="T115_1"><text:a xlink:type="simple" xlink:href="https://github.com/fiuba/ProyectoBaseAlgo3/tree/master/test/fiuba/algo3/ejemplo1"><text:span text:style-name="T115_2">test</text:span></text:a></text:span><text:span text:style-name="T115_3"><text:a xlink:type="simple" xlink:href="https://github.com/fiuba/ProyectoBaseAlgo3/tree/master/test/fiuba/algo3/ejemplo1"><text:span text:style-name="T115_4">/</text:span></text:a></text:span><text:span text:style-name="T115_5"><text:a xlink:type="simple" xlink:href="https://github.com/fiuba/ProyectoBaseAlgo3/tree/master/test/fiuba/algo3/ejemplo1"><text:span text:style-name="T115_6">fiuba</text:span></text:a></text:span><text:span text:style-name="T115_7"><text:a xlink:type="simple" xlink:href="https://github.com/fiuba/ProyectoBaseAlgo3/tree/master/test/fiuba/algo3/ejemplo1"><text:span text:style-name="T115_8">/</text:span></text:a></text:span><text:span text:style-name="T115_9"><text:a xlink:type="simple" xlink:href="https://github.com/fiuba/ProyectoBaseAlgo3/tree/master/test/fiuba/algo3/ejemplo1"><text:span text:style-name="T115_10">algo</text:span></text:a></text:span><text:span text:style-name="T115_11"><text:a xlink:type="simple" xlink:href="https://github.com/fiuba/ProyectoBaseAlgo3/tree/master/test/fiuba/algo3/ejemplo1"><text:span text:style-name="T115_12">3/</text:span></text:a></text:span><text:span text:style-name="T115_13">tests</text:span></text:p>
      <text:p text:style-name="P116"/>
      <text:p text:style-name="P117"><text:span text:style-name="T117_1">Para</text:span><text:span text:style-name="T117_2"><text:s/></text:span><text:span text:style-name="T117_3">la</text:span><text:span text:style-name="T117_4"><text:s/></text:span><text:span text:style-name="T117_5">entrega</text:span><text:span text:style-name="T117_6"><text:s/></text:span><text:span text:style-name="T117_7">deberá</text:span><text:span text:style-name="T117_8"><text:s/></text:span><text:span text:style-name="T117_9">hacerse</text:span><text:span text:style-name="T117_10"><text:s/></text:span><text:span text:style-name="T117_11">un</text:span><text:span text:style-name="T117_12"><text:s/>.</text:span><text:span text:style-name="T117_13">zip</text:span><text:span text:style-name="T117_14"><text:s/></text:span><text:span text:style-name="T117_15">con</text:span><text:span text:style-name="T117_16"><text:s/></text:span><text:span text:style-name="T117_17">el</text:span><text:span text:style-name="T117_18"><text:s/></text:span><text:span text:style-name="T117_19">informe</text:span><text:span text:style-name="T117_20"><text:s/>(</text:span><text:span text:style-name="T117_21">este</text:span><text:span text:style-name="T117_22"><text:s/></text:span><text:span text:style-name="T117_23">documento</text:span><text:span text:style-name="T117_24"><text:s/></text:span><text:span text:style-name="T117_25">completo</text:span><text:span text:style-name="T117_26"><text:s/></text:span><text:span text:style-name="T117_27">con</text:span><text:span text:style-name="T117_28"><text:s/></text:span><text:span text:style-name="T117_29">los</text:span><text:span text:style-name="T117_30"><text:s/></text:span><text:span text:style-name="T117_31">elementos</text:span><text:span text:style-name="T117_32"><text:s/></text:span><text:span text:style-name="T117_33">que</text:span><text:span text:style-name="T117_34"><text:s/></text:span><text:span text:style-name="T117_35">se</text:span><text:span text:style-name="T117_36"><text:s/></text:span><text:span text:style-name="T117_37">indican</text:span><text:span text:style-name="T117_38">)<text:s/></text:span><text:span text:style-name="T117_39">y</text:span><text:span text:style-name="T117_40"><text:s/></text:span><text:span text:style-name="T117_41">el</text:span><text:span text:style-name="T117_42"><text:s/></text:span><text:span text:style-name="T117_43">proyecto</text:span><text:span text:style-name="T117_44"><text:s/></text:span><text:span text:style-name="T117_45">completo</text:span><text:span text:style-name="T117_46">.</text:span></text:p>
      <text:p text:style-name="P118"/>
      <text:p text:style-name="P119"><text:span text:style-name="T119_1">Este</text:span><text:span text:style-name="T119_2"><text:s/></text:span><text:span text:style-name="T119_3">archivo</text:span><text:span text:style-name="T119_4"><text:s/></text:span><text:span text:style-name="T119_5">zip</text:span><text:span text:style-name="T119_6"><text:s/></text:span><text:span text:style-name="T119_7">deberá</text:span><text:span text:style-name="T119_8"><text:s/></text:span><text:span text:style-name="T119_9">ser</text:span><text:span text:style-name="T119_10"><text:s/></text:span><text:span text:style-name="T119_11">subido</text:span><text:span text:style-name="T119_12"><text:s/></text:span><text:span text:style-name="T119_13">al</text:span><text:span text:style-name="T119_14"><text:s/></text:span><text:span text:style-name="T119_15">sistema</text:span><text:span text:style-name="T119_16"><text:s/></text:span><text:span text:style-name="T119_17">Alfred</text:span><text:span text:style-name="T119_18">.</text:span></text:p>
      <text:h text:style-name="P120" text:outline-level="10"><text:bookmark-start text:name="h.geazv7165lh0"/><text:bookmark-end text:name="h.geazv7165lh0"/><text:span text:style-name="T120_1">Checklist</text:span><text:span text:style-name="T120_2"><text:s/></text:span><text:span text:style-name="T120_3">de</text:span><text:span text:style-name="T120_4"><text:s/></text:span><text:span text:style-name="T120_5">corrección</text:span></text:h>
      <text:p text:style-name="P121"/>
      <text:p text:style-name="P122"><text:span text:style-name="T122_1">Esta</text:span><text:span text:style-name="T122_2"><text:s/></text:span><text:span text:style-name="T122_3">sección</text:span><text:span text:style-name="T122_4"><text:s/></text:span><text:span text:style-name="T122_5">es</text:span><text:span text:style-name="T122_6"><text:s/></text:span><text:span text:style-name="T122_7">para</text:span><text:span text:style-name="T122_8"><text:s/></text:span><text:span text:style-name="T122_9">uso</text:span><text:span text:style-name="T122_10"><text:s/></text:span><text:span text:style-name="T122_11">exclusivo</text:span><text:span text:style-name="T122_12"><text:s/></text:span><text:span text:style-name="T122_13">de</text:span><text:span text:style-name="T122_14"><text:s/></text:span><text:span text:style-name="T122_15">la</text:span><text:span text:style-name="T122_16"><text:s/></text:span><text:span text:style-name="T122_17">cátedra</text:span><text:span text:style-name="T122_18">,<text:s/></text:span><text:span text:style-name="T122_19">por</text:span><text:span text:style-name="T122_20"><text:s/></text:span><text:span text:style-name="T122_21">favor</text:span><text:span text:style-name="T122_22"><text:s/></text:span><text:span text:style-name="T122_23">no</text:span><text:span text:style-name="T122_24"><text:s/></text:span><text:span text:style-name="T122_25">modificar</text:span><text:span text:style-name="T122_26">.</text:span></text:p>
      <text:h text:style-name="P123" text:outline-level="10"><text:bookmark-start text:name="h.iz6ldlyb0o84"/><text:bookmark-end text:name="h.iz6ldlyb0o84"/><text:span text:style-name="T123_1">Carpeta</text:span></text:h>
      <text:h text:style-name="P124" text:outline-level="10"><text:bookmark-start text:name="h.1ggp9xky10g5"/><text:bookmark-end text:name="h.1ggp9xky10g5"/><text:span text:style-name="T124_1">Generalidades</text:span></text:h>
      <text:p text:style-name="P125"><text:span text:style-name="T125_1">¿</text:span><text:span text:style-name="T125_2">Son</text:span><text:span text:style-name="T125_3"><text:s/></text:span><text:span text:style-name="T125_4">correctos</text:span><text:span text:style-name="T125_5"><text:s/></text:span><text:span text:style-name="T125_6">los</text:span><text:span text:style-name="T125_7"><text:s/></text:span><text:span text:style-name="T125_8">supuestos</text:span><text:span text:style-name="T125_9"><text:s/></text:span><text:span text:style-name="T125_10">y</text:span><text:span text:style-name="T125_11"><text:s/></text:span><text:span text:style-name="T125_12">extensiones</text:span><text:span text:style-name="T125_13">?</text:span></text:p>
      <text:p text:style-name="P126"><text:span text:style-name="T126_1">¿</text:span><text:span text:style-name="T126_2">Es</text:span><text:span text:style-name="T126_3"><text:s/></text:span><text:span text:style-name="T126_4">prolija</text:span><text:span text:style-name="T126_5"><text:s/></text:span><text:span text:style-name="T126_6">la</text:span><text:span text:style-name="T126_7"><text:s/></text:span><text:span text:style-name="T126_8">presentación</text:span><text:span text:style-name="T126_9">?<text:s/>(</text:span><text:span text:style-name="T126_10">hojas</text:span><text:span text:style-name="T126_11"><text:s/></text:span><text:span text:style-name="T126_12">del</text:span><text:span text:style-name="T126_13"><text:s/></text:span><text:span text:style-name="T126_14">mismo</text:span><text:span text:style-name="T126_15"><text:s/></text:span><text:span text:style-name="T126_16">tamaño</text:span><text:span text:style-name="T126_17">,<text:s/></text:span><text:span text:style-name="T126_18">numeradas</text:span><text:span text:style-name="T126_19"><text:s/></text:span><text:span text:style-name="T126_20">y</text:span><text:span text:style-name="T126_21"><text:s/></text:span><text:span text:style-name="T126_22">con</text:span><text:span text:style-name="T126_23"><text:s/></text:span><text:span text:style-name="T126_24">tipografía</text:span><text:span text:style-name="T126_25"><text:s/></text:span><text:span text:style-name="T126_26">uniforme</text:span><text:span text:style-name="T126_27">)</text:span></text:p>
      <text:p text:style-name="P127"/>
      <text:h text:style-name="P128" text:outline-level="10"><text:bookmark-start text:name="h.8blb0cmjhbd1"/><text:bookmark-end text:name="h.8blb0cmjhbd1"/><text:span text:style-name="T128_1">Modelo</text:span></text:h>
      <text:p text:style-name="P129"><text:span text:style-name="T129_1">¿</text:span><text:span text:style-name="T129_2">Está</text:span><text:span text:style-name="T129_3"><text:s/></text:span><text:span text:style-name="T129_4">completo</text:span><text:span text:style-name="T129_5">?<text:s/>¿</text:span><text:span text:style-name="T129_6">Contempla</text:span><text:span text:style-name="T129_7"><text:s/></text:span><text:span text:style-name="T129_8">la</text:span><text:span text:style-name="T129_9"><text:s/></text:span><text:span text:style-name="T129_10">totalidad</text:span><text:span text:style-name="T129_11"><text:s/></text:span><text:span text:style-name="T129_12">del</text:span><text:span text:style-name="T129_13"><text:s/></text:span><text:span text:style-name="T129_14">problema</text:span><text:span text:style-name="T129_15">?</text:span></text:p>
      <text:p text:style-name="P130"><text:span text:style-name="T130_1">¿</text:span><text:span text:style-name="T130_2">Respeta</text:span><text:span text:style-name="T130_3"><text:s/></text:span><text:span text:style-name="T130_4">encapsulamiento</text:span><text:span text:style-name="T130_5">?</text:span></text:p>
      <text:p text:style-name="P131"><text:span text:style-name="T131_1">¿</text:span><text:span text:style-name="T131_2">Hace</text:span><text:span text:style-name="T131_3"><text:s/></text:span><text:span text:style-name="T131_4">un</text:span><text:span text:style-name="T131_5"><text:s/></text:span><text:span text:style-name="T131_6">buen</text:span><text:span text:style-name="T131_7"><text:s/></text:span><text:span text:style-name="T131_8">uso</text:span><text:span text:style-name="T131_9"><text:s/></text:span><text:span text:style-name="T131_10">de</text:span><text:span text:style-name="T131_11"><text:s/></text:span><text:span text:style-name="T131_12">excepciones</text:span><text:span text:style-name="T131_13">?</text:span></text:p>
      <text:p text:style-name="P132"><text:span text:style-name="T132_1">¿</text:span><text:span text:style-name="T132_2">Utiliza</text:span><text:span text:style-name="T132_3"><text:s/></text:span><text:span text:style-name="T132_4">polimorfismo</text:span><text:span text:style-name="T132_5"><text:s/></text:span><text:span text:style-name="T132_6">en</text:span><text:span text:style-name="T132_7"><text:s/></text:span><text:span text:style-name="T132_8">las</text:span><text:span text:style-name="T132_9"><text:s/></text:span><text:span text:style-name="T132_10">situaciones</text:span><text:span text:style-name="T132_11"><text:s/></text:span><text:span text:style-name="T132_12">esperadas</text:span><text:span text:style-name="T132_13">?</text:span></text:p>
      <text:p text:style-name="P133"/>
      <text:h text:style-name="P134" text:outline-level="10"><text:bookmark-start text:name="h.amyb77fpuckk"/><text:bookmark-end text:name="h.amyb77fpuckk"/><text:span text:style-name="T134_1">Diagramas</text:span></text:h>
      <text:p text:style-name="P135"><text:span text:style-name="T135_1">¿</text:span><text:span text:style-name="T135_2">Está</text:span><text:span text:style-name="T135_3"><text:s/></text:span><text:span text:style-name="T135_4">completo</text:span><text:span text:style-name="T135_5"><text:s/></text:span><text:span text:style-name="T135_6">el</text:span><text:span text:style-name="T135_7"><text:s/></text:span><text:span text:style-name="T135_8">diagrama</text:span><text:span text:style-name="T135_9"><text:s/></text:span><text:span text:style-name="T135_10">de</text:span><text:span text:style-name="T135_11"><text:s/></text:span><text:span text:style-name="T135_12">clases</text:span><text:span text:style-name="T135_13">?</text:span></text:p>
      <text:p text:style-name="P136"><text:span text:style-name="T136_1">¿</text:span><text:span text:style-name="T136_2">Está</text:span><text:span text:style-name="T136_3"><text:s/></text:span><text:span text:style-name="T136_4">bien</text:span><text:span text:style-name="T136_5"><text:s/></text:span><text:span text:style-name="T136_6">utilizada</text:span><text:span text:style-name="T136_7"><text:s/></text:span><text:span text:style-name="T136_8">la</text:span><text:span text:style-name="T136_9"><text:s/></text:span><text:span text:style-name="T136_10">notación</text:span><text:span text:style-name="T136_11"><text:s/></text:span><text:span text:style-name="T136_12">en</text:span><text:span text:style-name="T136_13"><text:s/></text:span><text:span text:style-name="T136_14">el</text:span><text:span text:style-name="T136_15"><text:s/></text:span><text:span text:style-name="T136_16">diagrama</text:span><text:span text:style-name="T136_17"><text:s/></text:span><text:span text:style-name="T136_18">de</text:span><text:span text:style-name="T136_19"><text:s/></text:span><text:span text:style-name="T136_20">clases</text:span><text:span text:style-name="T136_21">?</text:span></text:p>
      <text:p text:style-name="P137"/>
      <text:p text:style-name="P138"><text:span text:style-name="T138_1">¿</text:span><text:span text:style-name="T138_2">Está</text:span><text:span text:style-name="T138_3"><text:s/></text:span><text:span text:style-name="T138_4">completo</text:span><text:span text:style-name="T138_5"><text:s/></text:span><text:span text:style-name="T138_6">el</text:span><text:span text:style-name="T138_7"><text:s/></text:span><text:span text:style-name="T138_8">diagrama</text:span><text:span text:style-name="T138_9"><text:s/></text:span><text:span text:style-name="T138_10">de</text:span><text:span text:style-name="T138_11"><text:s/></text:span><text:span text:style-name="T138_12">secuencia</text:span><text:span text:style-name="T138_13">?</text:span></text:p>
      <text:p text:style-name="P139"><text:span text:style-name="T139_1">¿</text:span><text:span text:style-name="T139_2">Es</text:span><text:span text:style-name="T139_3"><text:s/></text:span><text:span text:style-name="T139_4">consistente</text:span><text:span text:style-name="T139_5"><text:s/></text:span><text:span text:style-name="T139_6">con</text:span><text:span text:style-name="T139_7"><text:s/></text:span><text:span text:style-name="T139_8">el</text:span><text:span text:style-name="T139_9"><text:s/></text:span><text:span text:style-name="T139_10">diagrama</text:span><text:span text:style-name="T139_11"><text:s/></text:span><text:span text:style-name="T139_12">de</text:span><text:span text:style-name="T139_13"><text:s/></text:span><text:span text:style-name="T139_14">secuencia</text:span><text:span text:style-name="T139_15"><text:s/></text:span><text:span text:style-name="T139_16">con</text:span><text:span text:style-name="T139_17"><text:s/></text:span><text:span text:style-name="T139_18">el</text:span><text:span text:style-name="T139_19"><text:s/></text:span><text:span text:style-name="T139_20">diagrama</text:span><text:span text:style-name="T139_21"><text:s/></text:span><text:span text:style-name="T139_22">de</text:span><text:span text:style-name="T139_23"><text:s/></text:span><text:span text:style-name="T139_24">clases</text:span><text:span text:style-name="T139_25">?</text:span></text:p>
      <text:p text:style-name="P140"><text:span text:style-name="T140_1">¿</text:span><text:span text:style-name="T140_2">Está</text:span><text:span text:style-name="T140_3"><text:s/></text:span><text:span text:style-name="T140_4">bien</text:span><text:span text:style-name="T140_5"><text:s/></text:span><text:span text:style-name="T140_6">utilizada</text:span><text:span text:style-name="T140_7"><text:s/></text:span><text:span text:style-name="T140_8">la</text:span><text:span text:style-name="T140_9"><text:s/></text:span><text:span text:style-name="T140_10">notación</text:span><text:span text:style-name="T140_11"><text:s/></text:span><text:span text:style-name="T140_12">del</text:span><text:span text:style-name="T140_13"><text:s/></text:span><text:span text:style-name="T140_14">diagrama</text:span><text:span text:style-name="T140_15"><text:s/></text:span><text:span text:style-name="T140_16">de</text:span><text:span text:style-name="T140_17"><text:s/></text:span><text:span text:style-name="T140_18">secuencia</text:span><text:span text:style-name="T140_19">?</text:span></text:p>
      <text:p text:style-name="P141"/>
      <text:h text:style-name="P142" text:outline-level="10"><text:bookmark-start text:name="h.xtmgw4oov6i"/><text:bookmark-end text:name="h.xtmgw4oov6i"/><text:span text:style-name="T142_1">Código</text:span></text:h>
      <text:h text:style-name="P143" text:outline-level="10"><text:bookmark-start text:name="h.xuljpjhwfamz"/><text:bookmark-end text:name="h.xuljpjhwfamz"/><text:span text:style-name="T143_1">Generalidades</text:span></text:h>
      <text:p text:style-name="P144"><text:span text:style-name="T144_1">¿</text:span><text:span text:style-name="T144_2">Respeta</text:span><text:span text:style-name="T144_3"><text:s/></text:span><text:span text:style-name="T144_4">estándares</text:span><text:span text:style-name="T144_5"><text:s/></text:span><text:span text:style-name="T144_6">de</text:span><text:span text:style-name="T144_7"><text:s/></text:span><text:span text:style-name="T144_8">codificación</text:span><text:span text:style-name="T144_9">?</text:span></text:p>
      <text:p text:style-name="P145"><text:span text:style-name="T145_1">¿</text:span><text:span text:style-name="T145_2">Está</text:span><text:span text:style-name="T145_3"><text:s/></text:span><text:span text:style-name="T145_4">correctamente</text:span><text:span text:style-name="T145_5"><text:s/></text:span><text:span text:style-name="T145_6">documentado</text:span><text:span text:style-name="T145_7"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